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2f2f2" draw:opacity="50%"/>
    </style:style>
    <style:style style:name="gr3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e6e6e6" draw:opacity="50%"/>
    </style:style>
    <style:style style:name="gr5" style:family="graphic" style:parent-style-name="standard">
      <style:graphic-properties draw:stroke="solid" svg:stroke-width="0.035cm" svg:stroke-color="#e6e6e6" svg:stroke-opacity="50%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ececec" draw:opacity="50%"/>
    </style:style>
    <style:style style:name="gr7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5cm" svg:stroke-color="#000000" draw:stroke-linejoin="round" svg:stroke-linecap="butt" draw:fill="solid" draw:fill-color="#103c5a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35cm" svg:stroke-color="#000000" draw:stroke-linejoin="round" svg:stroke-linecap="butt" draw:fill="solid" draw:fill-color="#1f77b4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000000" draw:stroke-linejoin="round" svg:stroke-linecap="butt" draw:fill="solid" draw:fill-color="#134a71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svg:stroke-color="#000000" draw:stroke-linejoin="round" svg:stroke-linecap="butt" draw:fill="solid" draw:fill-color="#804007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000000" draw:stroke-linejoin="round" svg:stroke-linecap="butt" draw:fill="solid" draw:fill-color="#ff7f0e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000000" draw:stroke-linejoin="round" svg:stroke-linecap="butt" draw:fill="solid" draw:fill-color="#9f4f09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35cm" svg:stroke-color="#000000" draw:stroke-linejoin="round" svg:stroke-linecap="butt" draw:fill="solid" draw:fill-color="#165016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035cm" svg:stroke-color="#000000" draw:stroke-linejoin="round" svg:stroke-linecap="butt" draw:fill="solid" draw:fill-color="#2ca02c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35cm" svg:stroke-color="#000000" draw:stroke-linejoin="round" svg:stroke-linecap="butt" draw:fill="solid" draw:fill-color="#1c641c" fo:padding-top="0.017cm" fo:padding-bottom="0.017cm" fo:padding-left="0.017cm" fo:padding-right="0.017cm"/>
    </style:style>
    <style:style style:name="P1" style:family="paragraph">
      <loext:graphic-properties draw:fill="solid" draw:fill-color="#ffffff"/>
      <style:text-properties style:font-name="Arial" fo:font-size="20pt"/>
    </style:style>
    <style:style style:name="P2" style:family="paragraph">
      <loext:graphic-properties draw:fill="solid" draw:fill-color="#f2f2f2" draw:opacity="50%"/>
      <style:text-properties style:font-name="Arial" fo:font-size="20pt"/>
    </style:style>
    <style:style style:name="P3" style:family="paragraph">
      <loext:graphic-properties draw:fill="none"/>
      <style:text-properties style:font-name="Arial" fo:font-size="20pt"/>
    </style:style>
    <style:style style:name="P4" style:family="paragraph">
      <loext:graphic-properties draw:fill="solid" draw:fill-color="#e6e6e6" draw:opacity="50%"/>
      <style:text-properties style:font-name="Arial" fo:font-size="20pt"/>
    </style:style>
    <style:style style:name="P5" style:family="paragraph">
      <loext:graphic-properties draw:fill="solid" draw:fill-color="#ececec" draw:opacity="50%"/>
      <style:text-properties style:font-name="Arial" fo:font-size="20pt"/>
    </style:style>
    <style:style style:name="P6" style:family="paragraph">
      <style:paragraph-properties fo:text-align="start" style:writing-mode="lr-tb"/>
      <style:text-properties style:font-name="Arial" fo:font-size="20pt"/>
    </style:style>
    <style:style style:name="P7" style:family="paragraph">
      <loext:graphic-properties draw:fill="none"/>
      <style:paragraph-properties fo:text-align="start" style:writing-mode="lr-tb"/>
      <style:text-properties style:font-name="Arial" fo:font-size="20pt" style:font-size-asian="20pt" style:font-size-complex="20pt"/>
    </style:style>
    <style:style style:name="P8" style:family="paragraph">
      <loext:graphic-properties draw:fill="solid" draw:fill-color="#103c5a"/>
      <style:text-properties style:font-name="Arial" fo:font-size="20pt"/>
    </style:style>
    <style:style style:name="P9" style:family="paragraph">
      <loext:graphic-properties draw:fill="solid" draw:fill-color="#1f77b4"/>
      <style:text-properties style:font-name="Arial" fo:font-size="20pt"/>
    </style:style>
    <style:style style:name="P10" style:family="paragraph">
      <loext:graphic-properties draw:fill="solid" draw:fill-color="#134a71"/>
      <style:text-properties style:font-name="Arial" fo:font-size="20pt"/>
    </style:style>
    <style:style style:name="P11" style:family="paragraph">
      <loext:graphic-properties draw:fill="solid" draw:fill-color="#804007"/>
      <style:text-properties style:font-name="Arial" fo:font-size="20pt"/>
    </style:style>
    <style:style style:name="P12" style:family="paragraph">
      <loext:graphic-properties draw:fill="solid" draw:fill-color="#ff7f0e"/>
      <style:text-properties style:font-name="Arial" fo:font-size="20pt"/>
    </style:style>
    <style:style style:name="P13" style:family="paragraph">
      <loext:graphic-properties draw:fill="solid" draw:fill-color="#9f4f09"/>
      <style:text-properties style:font-name="Arial" fo:font-size="20pt"/>
    </style:style>
    <style:style style:name="P14" style:family="paragraph">
      <loext:graphic-properties draw:fill="solid" draw:fill-color="#165016"/>
      <style:text-properties style:font-name="Arial" fo:font-size="20pt"/>
    </style:style>
    <style:style style:name="P15" style:family="paragraph">
      <loext:graphic-properties draw:fill="solid" draw:fill-color="#2ca02c"/>
      <style:text-properties style:font-name="Arial" fo:font-size="20pt"/>
    </style:style>
    <style:style style:name="P16" style:family="paragraph">
      <loext:graphic-properties draw:fill="solid" draw:fill-color="#1c641c"/>
      <style:text-properties style:font-name="Arial" fo:font-size="20pt"/>
    </style:style>
    <style:style style:name="T1" style:family="text">
      <style:text-properties fo:color="#000000" style:font-size-asian="20pt" style:font-name-complex="DejaVuSan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8.1cm" svg:height="7.62cm" svg:x="0cm" svg:y="0cm" svg:viewBox="0 0 38101 7621" draw:points="0,7621 38101,7621 38101,0 0,0">
          <text:p/>
        </draw:polygon>
        <draw:polygon draw:style-name="gr1" draw:text-style-name="P1" draw:layer="layout" svg:width="6.4cm" svg:height="6.672cm" svg:x="0.761cm" svg:y="0.478cm" svg:viewBox="0 0 6401 6673" draw:points="0,6673 6401,6673 6401,0 0,0">
          <text:p/>
        </draw:polygon>
        <draw:polygon draw:style-name="gr2" draw:text-style-name="P2" draw:layer="layout" svg:width="1.965cm" svg:height="4.761cm" svg:x="1.476cm" svg:y="0.914cm" svg:viewBox="0 0 1966 4762" draw:points="133,4762 1966,3127 1935,0 0,1471">
          <text:p/>
        </draw:polygon>
        <draw:polyline draw:style-name="gr3" draw:text-style-name="P3" draw:layer="layout" svg:width="1.965cm" svg:height="4.761cm" svg:x="1.476cm" svg:y="0.914cm" svg:viewBox="0 0 1966 4762" draw:points="133,4762 1966,3127 1935,0 0,1471">
          <text:p/>
        </draw:polyline>
        <draw:polygon draw:style-name="gr4" draw:text-style-name="P4" draw:layer="layout" svg:width="3.122cm" svg:height="4.04cm" svg:x="3.41cm" svg:y="0.914cm" svg:viewBox="0 0 3123 4041" draw:points="31,3127 2999,4041 3123,821 0,0">
          <text:p/>
        </draw:polygon>
        <draw:polyline draw:style-name="gr5" draw:text-style-name="P3" draw:layer="layout" svg:width="3.122cm" svg:height="4.04cm" svg:x="3.41cm" svg:y="0.914cm" svg:viewBox="0 0 3123 4041" draw:points="31,3127 2999,4041 3123,821 0,0">
          <text:p/>
        </draw:polyline>
        <draw:polygon draw:style-name="gr6" draw:text-style-name="P5" draw:layer="layout" svg:width="4.799cm" svg:height="2.7cm" svg:x="1.609cm" svg:y="4.04cm" svg:viewBox="0 0 4800 2701" draw:points="0,1636 3123,2701 4800,915 1833,0">
          <text:p/>
        </draw:polygon>
        <draw:polyline draw:style-name="gr7" draw:text-style-name="P3" draw:layer="layout" svg:width="4.799cm" svg:height="2.7cm" svg:x="1.609cm" svg:y="4.04cm" svg:viewBox="0 0 4800 2701" draw:points="0,1636 3123,2701 4800,915 1833,0">
          <text:p/>
        </draw:polyline>
        <draw:line draw:style-name="gr8" draw:text-style-name="P3" draw:layer="layout" svg:x1="1.609cm" svg:y1="5.675cm" svg:x2="4.732cm" svg:y2="6.741cm">
          <text:p/>
        </draw:line>
        <draw:polyline draw:style-name="gr9" draw:text-style-name="P3" draw:layer="layout" svg:width="1.807cm" svg:height="4.803cm" svg:x="2.15cm" svg:y="1.057cm" svg:viewBox="0 0 1808 4804" draw:points="0,4804 1808,3143 1803,0">
          <text:p/>
        </draw:polyline>
        <draw:polyline draw:style-name="gr9" draw:text-style-name="P3" draw:layer="layout" svg:width="1.802cm" svg:height="4.881cm" svg:x="3.134cm" svg:y="1.315cm" svg:viewBox="0 0 1803 4882" draw:points="0,4882 1760,3173 1803,0">
          <text:p/>
        </draw:polyline>
        <draw:polyline draw:style-name="gr9" draw:text-style-name="P3" draw:layer="layout" svg:width="1.801cm" svg:height="4.96cm" svg:x="4.148cm" svg:y="1.581cm" svg:viewBox="0 0 1802 4961" draw:points="0,4961 1708,3204 1802,0">
          <text:p/>
        </draw:polyline>
        <draw:line draw:style-name="gr8" draw:text-style-name="P3" draw:layer="layout" svg:x1="2.167cm" svg:y1="5.846cm" svg:x2="2.119cm" svg:y2="5.89cm">
          <text:p/>
        </draw:line>
        <draw:line draw:style-name="gr8" draw:text-style-name="P3" draw:layer="layout" svg:x1="3.15cm" svg:y1="6.181cm" svg:x2="3.104cm" svg:y2="6.226cm">
          <text:p/>
        </draw:line>
        <draw:frame draw:style-name="gr10" draw:text-style-name="P7" draw:layer="layout" svg:width="0.705cm" svg:height="0.788cm" svg:x="1.941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4.163cm" svg:y1="6.526cm" svg:x2="4.118cm" svg:y2="6.573cm">
          <text:p/>
        </draw:line>
        <draw:frame draw:style-name="gr10" draw:text-style-name="P7" draw:layer="layout" svg:width="0.705cm" svg:height="0.788cm" svg:x="2.838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6.409cm" svg:y1="4.954cm" svg:x2="4.731cm" svg:y2="6.741cm">
          <text:p/>
        </draw:line>
        <draw:polyline draw:style-name="gr9" draw:text-style-name="P3" draw:layer="layout" svg:width="3.206cm" svg:height="4.296cm" svg:x="1.847cm" svg:y="2.102cm" svg:viewBox="0 0 3207 4297" draw:points="0,0 112,3262 3207,4297">
          <text:p/>
        </draw:polyline>
        <draw:polyline draw:style-name="gr9" draw:text-style-name="P3" draw:layer="layout" svg:width="3.121cm" svg:height="4.193cm" svg:x="2.481cm" svg:y="1.62cm" svg:viewBox="0 0 3122 4194" draw:points="0,0 78,3208 3122,4194">
          <text:p/>
        </draw:polyline>
        <draw:polyline draw:style-name="gr9" draw:text-style-name="P3" draw:layer="layout" svg:width="3.041cm" svg:height="4.094cm" svg:x="3.084cm" svg:y="1.162cm" svg:viewBox="0 0 3042 4095" draw:points="0,0 47,3156 3042,4095">
          <text:p/>
        </draw:polyline>
        <draw:line draw:style-name="gr8" draw:text-style-name="P3" draw:layer="layout" svg:x1="5.027cm" svg:y1="6.389cm" svg:x2="5.105cm" svg:y2="6.416cm">
          <text:p/>
        </draw:line>
        <draw:frame draw:style-name="gr10" draw:text-style-name="P7" draw:layer="layout" svg:width="0.705cm" svg:height="0.788cm" svg:x="3.87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5.577cm" svg:y1="5.804cm" svg:x2="5.654cm" svg:y2="5.83cm">
          <text:p/>
        </draw:line>
        <draw:frame draw:style-name="gr10" draw:text-style-name="P7" draw:layer="layout" svg:width="0.705cm" svg:height="0.788cm" svg:x="5.1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6.1cm" svg:y1="5.248cm" svg:x2="6.176cm" svg:y2="5.272cm">
          <text:p/>
        </draw:line>
        <draw:frame draw:style-name="gr10" draw:text-style-name="P7" draw:layer="layout" svg:width="0.705cm" svg:height="0.788cm" svg:x="5.56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6.408cm" svg:y1="4.955cm" svg:x2="6.533cm" svg:y2="1.735cm">
          <text:p/>
        </draw:line>
        <draw:polyline draw:style-name="gr9" draw:text-style-name="P3" draw:layer="layout" svg:width="4.803cm" svg:height="1.633cm" svg:x="1.607cm" svg:y="3.98cm" svg:viewBox="0 0 4804 1634" draw:points="4804,914 1834,0 0,1634">
          <text:p/>
        </draw:polyline>
        <draw:polyline draw:style-name="gr9" draw:text-style-name="P3" draw:layer="layout" svg:width="4.851cm" svg:height="1.603cm" svg:x="1.582cm" svg:y="3.403cm" svg:viewBox="0 0 4852 1604" draw:points="4852,897 1854,0 0,1604">
          <text:p/>
        </draw:polyline>
        <draw:polyline draw:style-name="gr9" draw:text-style-name="P3" draw:layer="layout" svg:width="4.9cm" svg:height="1.573cm" svg:x="1.557cm" svg:y="2.814cm" svg:viewBox="0 0 4901 1574" draw:points="4901,879 1873,0 0,1574">
          <text:p/>
        </draw:polyline>
        <draw:polyline draw:style-name="gr9" draw:text-style-name="P3" draw:layer="layout" svg:width="4.948cm" svg:height="1.542cm" svg:x="1.532cm" svg:y="2.214cm" svg:viewBox="0 0 4949 1543" draw:points="4949,862 1892,0 0,1543">
          <text:p/>
        </draw:polyline>
        <draw:polyline draw:style-name="gr9" draw:text-style-name="P3" draw:layer="layout" svg:width="4.999cm" svg:height="1.508cm" svg:x="1.506cm" svg:y="1.603cm" svg:viewBox="0 0 5000 1509" draw:points="5000,843 1912,0 0,1509">
          <text:p/>
        </draw:polyline>
        <draw:polyline draw:style-name="gr9" draw:text-style-name="P3" draw:layer="layout" svg:width="5.051cm" svg:height="1.473cm" svg:x="1.479cm" svg:y="0.98cm" svg:viewBox="0 0 5052 1474" draw:points="5052,822 1933,0 0,1474">
          <text:p/>
        </draw:polyline>
        <draw:line draw:style-name="gr8" draw:text-style-name="P3" draw:layer="layout" svg:x1="6.386cm" svg:y1="4.885cm" svg:x2="6.461cm" svg:y2="4.909cm">
          <text:p/>
        </draw:line>
        <draw:frame draw:style-name="gr10" draw:text-style-name="P7" draw:layer="layout" svg:width="0.705cm" svg:height="0.788cm" svg:x="6.098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6.408cm" svg:y1="4.291cm" svg:x2="6.484cm" svg:y2="4.315cm">
          <text:p/>
        </draw:line>
        <draw:line draw:style-name="gr8" draw:text-style-name="P3" draw:layer="layout" svg:x1="6.431cm" svg:y1="3.686cm" svg:x2="6.508cm" svg:y2="3.709cm">
          <text:p/>
        </draw:line>
        <draw:line draw:style-name="gr8" draw:text-style-name="P3" draw:layer="layout" svg:x1="6.455cm" svg:y1="3.068cm" svg:x2="6.533cm" svg:y2="3.091cm">
          <text:p/>
        </draw:line>
        <draw:line draw:style-name="gr8" draw:text-style-name="P3" draw:layer="layout" svg:x1="6.479cm" svg:y1="2.438cm" svg:x2="6.557cm" svg:y2="2.46cm">
          <text:p/>
        </draw:line>
        <draw:line draw:style-name="gr8" draw:text-style-name="P3" draw:layer="layout" svg:x1="6.503cm" svg:y1="1.795cm" svg:x2="6.583cm" svg:y2="1.817cm">
          <text:p/>
        </draw:line>
        <draw:frame draw:style-name="gr10" draw:text-style-name="P7" draw:layer="layout" svg:width="0.984cm" svg:height="0.788cm" svg:x="6.419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cm" svg:height="0.233cm" svg:x="3.354cm" svg:y="4.123cm" svg:viewBox="0 0 741 234" draw:points="0,3 741,234 741,230 0,0">
          <text:p/>
        </draw:polygon>
        <draw:polygon draw:style-name="gr12" draw:text-style-name="P9" draw:layer="layout" svg:width="0.449cm" svg:height="0.404cm" svg:x="2.905cm" svg:y="4.123cm" svg:viewBox="0 0 450 405" draw:points="0,405 450,3 450,0 0,401">
          <text:p/>
        </draw:polygon>
        <draw:polygon draw:style-name="gr13" draw:text-style-name="P10" draw:layer="layout" svg:width="1.189cm" svg:height="0.639cm" svg:x="2.905cm" svg:y="4.126cm" svg:viewBox="0 0 1190 640" draw:points="0,402 751,640 1190,231 450,0">
          <text:p/>
        </draw:polygon>
        <draw:polygon draw:style-name="gr13" draw:text-style-name="P10" draw:layer="layout" svg:width="1.189cm" svg:height="0.639cm" svg:x="2.905cm" svg:y="4.123cm" svg:viewBox="0 0 1190 640" draw:points="0,401 751,640 1190,230 450,0">
          <text:p/>
        </draw:polygon>
        <draw:polygon draw:style-name="gr12" draw:text-style-name="P9" draw:layer="layout" svg:width="0.439cm" svg:height="0.413cm" svg:x="3.655cm" svg:y="4.352cm" svg:viewBox="0 0 440 414" draw:points="0,414 440,4 440,0 0,411">
          <text:p/>
        </draw:polygon>
        <draw:polygon draw:style-name="gr11" draw:text-style-name="P8" draw:layer="layout" svg:width="0.75cm" svg:height="0.242cm" svg:x="2.905cm" svg:y="4.523cm" svg:viewBox="0 0 751 243" draw:points="0,4 751,243 751,240 0,0">
          <text:p/>
        </draw:polygon>
        <draw:polygon draw:style-name="gr13" draw:text-style-name="P10" draw:layer="layout" svg:width="1.223cm" svg:height="0.671cm" svg:x="2.32cm" svg:y="4.629cm" svg:viewBox="0 0 1224 672" draw:points="0,422 763,672 1224,241 470,0">
          <text:p/>
        </draw:polygon>
        <draw:polygon draw:style-name="gr11" draw:text-style-name="P8" draw:layer="layout" svg:width="0.765cm" svg:height="0.253cm" svg:x="2.199cm" svg:y="5.157cm" svg:viewBox="0 0 766 254" draw:points="0,0 766,254">
          <text:p/>
        </draw:polygon>
        <draw:polygon draw:style-name="gr11" draw:text-style-name="P8" draw:layer="layout" svg:width="0.815cm" svg:height="3.301cm" svg:x="2.728cm" svg:y="1.569cm" svg:viewBox="0 0 816 3302" draw:points="62,3061 816,3302 790,218 0,0">
          <text:p/>
        </draw:polygon>
        <draw:polygon draw:style-name="gr12" draw:text-style-name="P9" draw:layer="layout" svg:width="0.493cm" svg:height="0.441cm" svg:x="1.706cm" svg:y="5.157cm" svg:viewBox="0 0 494 442" draw:points="0,442 494,0">
          <text:p/>
        </draw:polygon>
        <draw:polygon draw:style-name="gr12" draw:text-style-name="P9" draw:layer="layout" svg:width="0.558cm" svg:height="3.481cm" svg:x="2.232cm" svg:y="1.569cm" svg:viewBox="0 0 559 3482" draw:points="88,3482 559,3061 497,0 0,380">
          <text:p/>
        </draw:polygon>
        <draw:polygon draw:style-name="gr13" draw:text-style-name="P10" draw:layer="layout" svg:width="1.258cm" svg:height="0.704cm" svg:x="1.706cm" svg:y="5.157cm" svg:viewBox="0 0 1259 705" draw:points="0,442 774,705 1259,254 494,0">
          <text:p/>
        </draw:polygon>
        <draw:polygon draw:style-name="gr13" draw:text-style-name="P10" draw:layer="layout" svg:width="1.258cm" svg:height="0.704cm" svg:x="1.706cm" svg:y="5.157cm" svg:viewBox="0 0 1259 705" draw:points="0,442 774,705 1259,254 494,0">
          <text:p/>
        </draw:polygon>
        <draw:polygon draw:style-name="gr12" draw:text-style-name="P9" draw:layer="layout" svg:width="0.485cm" svg:height="0.451cm" svg:x="2.479cm" svg:y="5.41cm" svg:viewBox="0 0 486 452" draw:points="0,452 486,0">
          <text:p/>
        </draw:polygon>
        <draw:polygon draw:style-name="gr12" draw:text-style-name="P9" draw:layer="layout" svg:width="0.511cm" svg:height="3.514cm" svg:x="3.032cm" svg:y="1.786cm" svg:viewBox="0 0 512 3515" draw:points="50,3515 512,3084 486,0 0,388">
          <text:p/>
        </draw:polygon>
        <draw:polygon draw:style-name="gr11" draw:text-style-name="P8" draw:layer="layout" svg:width="0.773cm" svg:height="0.263cm" svg:x="1.706cm" svg:y="5.598cm" svg:viewBox="0 0 774 264" draw:points="0,0 774,264">
          <text:p/>
        </draw:polygon>
        <draw:polygon draw:style-name="gr11" draw:text-style-name="P8" draw:layer="layout" svg:width="0.85cm" svg:height="3.352cm" svg:x="2.232cm" svg:y="1.948cm" svg:viewBox="0 0 851 3353" draw:points="88,3103 851,3353 801,226 0,0">
          <text:p/>
        </draw:polygon>
        <draw:polygon draw:style-name="gr13" draw:text-style-name="P10" draw:layer="layout" svg:width="1.285cm" svg:height="0.605cm" svg:x="2.232cm" svg:y="1.569cm" svg:viewBox="0 0 1286 606" draw:points="0,379 800,606 1286,217 496,0">
          <text:p/>
        </draw:polygon>
        <draw:polygon draw:style-name="gr14" draw:text-style-name="P11" draw:layer="layout" svg:width="0.761cm" svg:height="0.241cm" svg:x="4.282cm" svg:y="4.409cm" svg:viewBox="0 0 762 242" draw:points="0,5 762,242 762,237 0,0">
          <text:p/>
        </draw:polygon>
        <draw:polygon draw:style-name="gr15" draw:text-style-name="P12" draw:layer="layout" svg:width="0.437cm" svg:height="0.417cm" svg:x="3.845cm" svg:y="4.409cm" svg:viewBox="0 0 438 418" draw:points="0,418 438,5 438,0 0,413">
          <text:p/>
        </draw:polygon>
        <draw:polygon draw:style-name="gr16" draw:text-style-name="P13" draw:layer="layout" svg:width="1.198cm" svg:height="0.657cm" svg:x="3.845cm" svg:y="4.414cm" svg:viewBox="0 0 1199 658" draw:points="0,412 772,658 1199,236 438,0">
          <text:p/>
        </draw:polygon>
        <draw:polygon draw:style-name="gr16" draw:text-style-name="P13" draw:layer="layout" svg:width="1.198cm" svg:height="0.657cm" svg:x="3.845cm" svg:y="4.409cm" svg:viewBox="0 0 1199 658" draw:points="0,412 772,658 1199,236 438,0">
          <text:p/>
        </draw:polygon>
        <draw:polygon draw:style-name="gr15" draw:text-style-name="P12" draw:layer="layout" svg:width="0.427cm" svg:height="0.426cm" svg:x="4.616cm" svg:y="4.645cm" svg:viewBox="0 0 428 427" draw:points="0,427 428,5 428,0 0,422">
          <text:p/>
        </draw:polygon>
        <draw:polygon draw:style-name="gr14" draw:text-style-name="P11" draw:layer="layout" svg:width="0.771cm" svg:height="0.25cm" svg:x="3.845cm" svg:y="4.821cm" svg:viewBox="0 0 772 251" draw:points="0,5 772,251 772,246 0,0">
          <text:p/>
        </draw:polygon>
        <draw:polygon draw:style-name="gr16" draw:text-style-name="P13" draw:layer="layout" svg:width="1.232cm" svg:height="0.689cm" svg:x="3.275cm" svg:y="4.931cm" svg:viewBox="0 0 1233 690" draw:points="0,433 783,690 1233,248 458,0">
          <text:p/>
        </draw:polygon>
        <draw:polygon draw:style-name="gr14" draw:text-style-name="P11" draw:layer="layout" svg:width="0.786cm" svg:height="0.259cm" svg:x="3.157cm" svg:y="5.474cm" svg:viewBox="0 0 787 260" draw:points="0,0 787,260">
          <text:p/>
        </draw:polygon>
        <draw:polygon draw:style-name="gr14" draw:text-style-name="P11" draw:layer="layout" svg:width="0.813cm" svg:height="3.337cm" svg:x="3.717cm" svg:y="1.841cm" svg:viewBox="0 0 814 3338" draw:points="16,3090 791,3338 814,224 0,0">
          <text:p/>
        </draw:polygon>
        <draw:polygon draw:style-name="gr15" draw:text-style-name="P12" draw:layer="layout" svg:width="0.481cm" svg:height="0.453cm" svg:x="2.676cm" svg:y="5.474cm" svg:viewBox="0 0 482 454" draw:points="0,454 482,0">
          <text:p/>
        </draw:polygon>
        <draw:polygon draw:style-name="gr15" draw:text-style-name="P12" draw:layer="layout" svg:width="0.498cm" svg:height="3.522cm" svg:x="3.235cm" svg:y="1.841cm" svg:viewBox="0 0 499 3523" draw:points="41,3523 499,3090 483,0 0,391">
          <text:p/>
        </draw:polygon>
        <draw:polygon draw:style-name="gr16" draw:text-style-name="P13" draw:layer="layout" svg:width="1.267cm" svg:height="0.724cm" svg:x="2.676cm" svg:y="5.474cm" svg:viewBox="0 0 1268 725" draw:points="0,453 797,725 1268,259 481,0">
          <text:p/>
        </draw:polygon>
        <draw:polygon draw:style-name="gr16" draw:text-style-name="P13" draw:layer="layout" svg:width="1.267cm" svg:height="0.724cm" svg:x="2.676cm" svg:y="5.474cm" svg:viewBox="0 0 1268 725" draw:points="0,453 797,725 1268,259 481,0">
          <text:p/>
        </draw:polygon>
        <draw:polygon draw:style-name="gr15" draw:text-style-name="P12" draw:layer="layout" svg:width="0.471cm" svg:height="0.465cm" svg:x="3.472cm" svg:y="5.733cm" svg:viewBox="0 0 472 466" draw:points="0,466 472,0">
          <text:p/>
        </draw:polygon>
        <draw:polygon draw:style-name="gr15" draw:text-style-name="P12" draw:layer="layout" svg:width="0.472cm" svg:height="3.555cm" svg:x="4.058cm" svg:y="2.065cm" svg:viewBox="0 0 473 3556" draw:points="0,3556 450,3113 473,0 1,400">
          <text:p/>
        </draw:polygon>
        <draw:polygon draw:style-name="gr14" draw:text-style-name="P11" draw:layer="layout" svg:width="0.796cm" svg:height="0.271cm" svg:x="2.676cm" svg:y="5.927cm" svg:viewBox="0 0 797 272" draw:points="0,0 797,272">
          <text:p/>
        </draw:polygon>
        <draw:polygon draw:style-name="gr14" draw:text-style-name="P11" draw:layer="layout" svg:width="0.824cm" svg:height="3.388cm" svg:x="3.235cm" svg:y="2.232cm" svg:viewBox="0 0 825 3389" draw:points="40,3132 824,3389 825,233 0,0">
          <text:p/>
        </draw:polygon>
        <draw:polygon draw:style-name="gr16" draw:text-style-name="P13" draw:layer="layout" svg:width="1.295cm" svg:height="0.624cm" svg:x="3.235cm" svg:y="1.841cm" svg:viewBox="0 0 1296 625" draw:points="0,392 825,625 1296,224 483,0">
          <text:p/>
        </draw:polygon>
        <draw:polygon draw:style-name="gr17" draw:text-style-name="P14" draw:layer="layout" svg:width="0.801cm" svg:height="0.812cm" svg:x="5.236cm" svg:y="4.14cm" svg:viewBox="0 0 802 813" draw:points="0,570 784,813 802,239 11,0">
          <text:p/>
        </draw:polygon>
        <draw:polygon draw:style-name="gr18" draw:text-style-name="P15" draw:layer="layout" svg:width="0.435cm" svg:height="0.993cm" svg:x="4.812cm" svg:y="4.14cm" svg:viewBox="0 0 436 994" draw:points="0,994 425,570 436,0 7,418">
          <text:p/>
        </draw:polygon>
        <draw:polygon draw:style-name="gr19" draw:text-style-name="P16" draw:layer="layout" svg:width="1.207cm" svg:height="0.676cm" svg:x="4.812cm" svg:y="4.709cm" svg:viewBox="0 0 1208 677" draw:points="0,425 794,677 1208,243 424,0">
          <text:p/>
        </draw:polygon>
        <draw:polygon draw:style-name="gr19" draw:text-style-name="P16" draw:layer="layout" svg:width="1.218cm" svg:height="0.664cm" svg:x="4.819cm" svg:y="4.14cm" svg:viewBox="0 0 1219 665" draw:points="0,418 801,665 1219,240 428,0">
          <text:p/>
        </draw:polygon>
        <draw:polygon draw:style-name="gr18" draw:text-style-name="P15" draw:layer="layout" svg:width="0.432cm" svg:height="1.006cm" svg:x="5.605cm" svg:y="4.379cm" svg:viewBox="0 0 433 1007" draw:points="0,1007 415,574 433,0 14,426">
          <text:p/>
        </draw:polygon>
        <draw:polygon draw:style-name="gr17" draw:text-style-name="P14" draw:layer="layout" svg:width="0.807cm" svg:height="0.828cm" svg:x="4.812cm" svg:y="4.557cm" svg:viewBox="0 0 808 829" draw:points="0,576 794,829 808,247 7,0">
          <text:p/>
        </draw:polygon>
        <draw:polygon draw:style-name="gr19" draw:text-style-name="P16" draw:layer="layout" svg:width="1.241cm" svg:height="0.709cm" svg:x="4.257cm" svg:y="5.241cm" svg:viewBox="0 0 1242 710" draw:points="0,445 807,710 1242,255 447,0">
          <text:p/>
        </draw:polygon>
        <draw:polygon draw:style-name="gr17" draw:text-style-name="P14" draw:layer="layout" svg:width="0.856cm" svg:height="2.752cm" svg:x="4.703cm" svg:y="2.743cm" svg:viewBox="0 0 857 2753" draw:points="0,2499 795,2753 857,236 27,0">
          <text:p/>
        </draw:polygon>
        <draw:polygon draw:style-name="gr18" draw:text-style-name="P15" draw:layer="layout" svg:width="0.473cm" svg:height="2.942cm" svg:x="4.257cm" svg:y="2.743cm" svg:viewBox="0 0 474 2943" draw:points="0,2943 447,2499 474,0 9,412">
          <text:p/>
        </draw:polygon>
        <draw:polygon draw:style-name="gr17" draw:text-style-name="P14" draw:layer="layout" svg:width="0.809cm" svg:height="0.268cm" svg:x="4.143cm" svg:y="5.799cm" svg:viewBox="0 0 810 269" draw:points="0,0 810,269">
          <text:p/>
        </draw:polygon>
        <draw:polygon draw:style-name="gr18" draw:text-style-name="P15" draw:layer="layout" svg:width="0.469cm" svg:height="0.467cm" svg:x="3.674cm" svg:y="5.799cm" svg:viewBox="0 0 470 468" draw:points="0,468 470,0">
          <text:p/>
        </draw:polygon>
        <draw:polygon draw:style-name="gr19" draw:text-style-name="P16" draw:layer="layout" svg:width="1.278cm" svg:height="0.746cm" svg:x="3.674cm" svg:y="5.799cm" svg:viewBox="0 0 1279 747" draw:points="0,467 821,747 1279,268 469,0">
          <text:p/>
        </draw:polygon>
        <draw:polygon draw:style-name="gr19" draw:text-style-name="P16" draw:layer="layout" svg:width="1.278cm" svg:height="0.746cm" svg:x="3.674cm" svg:y="5.799cm" svg:viewBox="0 0 1279 747" draw:points="0,467 821,747 1279,268 469,0">
          <text:p/>
        </draw:polygon>
        <draw:polygon draw:style-name="gr18" draw:text-style-name="P15" draw:layer="layout" svg:width="0.496cm" svg:height="2.971cm" svg:x="5.063cm" svg:y="2.979cm" svg:viewBox="0 0 497 2972" draw:points="0,2972 436,2517 497,0 43,421">
          <text:p/>
        </draw:polygon>
        <draw:polygon draw:style-name="gr17" draw:text-style-name="P14" draw:layer="layout" svg:width="0.849cm" svg:height="2.795cm" svg:x="4.257cm" svg:y="3.155cm" svg:viewBox="0 0 850 2796" draw:points="0,2531 807,2796 850,245 9,0">
          <text:p/>
        </draw:polygon>
        <draw:polygon draw:style-name="gr18" draw:text-style-name="P15" draw:layer="layout" svg:width="0.458cm" svg:height="0.478cm" svg:x="4.494cm" svg:y="6.067cm" svg:viewBox="0 0 459 479" draw:points="0,479 459,0">
          <text:p/>
        </draw:polygon>
        <draw:polygon draw:style-name="gr17" draw:text-style-name="P14" draw:layer="layout" svg:width="0.82cm" svg:height="0.279cm" svg:x="3.674cm" svg:y="6.266cm" svg:viewBox="0 0 821 280" draw:points="0,0 821,280">
          <text:p/>
        </draw:polygon>
        <draw:polygon draw:style-name="gr19" draw:text-style-name="P16" draw:layer="layout" svg:width="1.293cm" svg:height="0.657cm" svg:x="4.266cm" svg:y="2.743cm" svg:viewBox="0 0 1294 658" draw:points="0,413 841,658 1294,237 465,0">
          <text:p/>
        </draw:polygon>
        <draw:polygon draw:style-name="gr1" draw:text-style-name="P1" draw:layer="layout" svg:width="6.4cm" svg:height="6.672cm" svg:x="8.305cm" svg:y="0.478cm" svg:viewBox="0 0 6401 6673" draw:points="0,6673 6401,6673 6401,0 0,0">
          <text:p/>
        </draw:polygon>
        <draw:polygon draw:style-name="gr2" draw:text-style-name="P2" draw:layer="layout" svg:width="1.964cm" svg:height="4.761cm" svg:x="9.021cm" svg:y="0.914cm" svg:viewBox="0 0 1965 4762" draw:points="132,4762 1965,3127 1935,0 0,1471">
          <text:p/>
        </draw:polygon>
        <draw:polyline draw:style-name="gr3" draw:text-style-name="P3" draw:layer="layout" svg:width="1.964cm" svg:height="4.761cm" svg:x="9.021cm" svg:y="0.914cm" svg:viewBox="0 0 1965 4762" draw:points="132,4762 1965,3127 1935,0 0,1471">
          <text:p/>
        </draw:polyline>
        <draw:polygon draw:style-name="gr4" draw:text-style-name="P4" draw:layer="layout" svg:width="3.122cm" svg:height="4.04cm" svg:x="10.955cm" svg:y="0.914cm" svg:viewBox="0 0 3123 4041" draw:points="30,3127 2997,4041 3123,821 0,0">
          <text:p/>
        </draw:polygon>
        <draw:polyline draw:style-name="gr5" draw:text-style-name="P3" draw:layer="layout" svg:width="3.122cm" svg:height="4.04cm" svg:x="10.955cm" svg:y="0.914cm" svg:viewBox="0 0 3123 4041" draw:points="30,3127 2997,4041 3123,821 0,0">
          <text:p/>
        </draw:polyline>
        <draw:polygon draw:style-name="gr6" draw:text-style-name="P5" draw:layer="layout" svg:width="4.799cm" svg:height="2.7cm" svg:x="9.153cm" svg:y="4.04cm" svg:viewBox="0 0 4800 2701" draw:points="0,1636 3123,2701 4800,915 1832,0">
          <text:p/>
        </draw:polygon>
        <draw:polyline draw:style-name="gr7" draw:text-style-name="P3" draw:layer="layout" svg:width="4.799cm" svg:height="2.7cm" svg:x="9.153cm" svg:y="4.04cm" svg:viewBox="0 0 4800 2701" draw:points="0,1636 3123,2701 4800,915 1832,0">
          <text:p/>
        </draw:polyline>
        <draw:line draw:style-name="gr8" draw:text-style-name="P3" draw:layer="layout" svg:x1="9.153cm" svg:y1="5.675cm" svg:x2="12.276cm" svg:y2="6.741cm">
          <text:p/>
        </draw:line>
        <draw:polyline draw:style-name="gr9" draw:text-style-name="P3" draw:layer="layout" svg:width="1.806cm" svg:height="4.803cm" svg:x="9.695cm" svg:y="1.057cm" svg:viewBox="0 0 1807 4804" draw:points="0,4804 1807,3143 1802,0">
          <text:p/>
        </draw:polyline>
        <draw:polyline draw:style-name="gr9" draw:text-style-name="P3" draw:layer="layout" svg:width="1.802cm" svg:height="4.881cm" svg:x="10.679cm" svg:y="1.315cm" svg:viewBox="0 0 1803 4882" draw:points="0,4882 1759,3173 1803,0">
          <text:p/>
        </draw:polyline>
        <draw:polyline draw:style-name="gr9" draw:text-style-name="P3" draw:layer="layout" svg:width="1.802cm" svg:height="4.96cm" svg:x="11.692cm" svg:y="1.581cm" svg:viewBox="0 0 1803 4961" draw:points="0,4961 1709,3204 1803,0">
          <text:p/>
        </draw:polyline>
        <draw:line draw:style-name="gr8" draw:text-style-name="P3" draw:layer="layout" svg:x1="9.711cm" svg:y1="5.846cm" svg:x2="9.663cm" svg:y2="5.89cm">
          <text:p/>
        </draw:line>
        <draw:frame draw:style-name="gr10" draw:text-style-name="P7" draw:layer="layout" svg:width="0.984cm" svg:height="0.788cm" svg:x="6.552cm" svg:y="1.377cm">
          <draw:text-box>
            <text:p text:style-name="P6"><text:span text:style-name="T1">1.0</text:span></text:p>
          </draw:text-box>
        </draw:frame>
        <draw:line draw:style-name="gr8" draw:text-style-name="P3" draw:layer="layout" svg:x1="10.695cm" svg:y1="6.181cm" svg:x2="10.648cm" svg:y2="6.226cm">
          <text:p/>
        </draw:line>
        <draw:frame draw:style-name="gr10" draw:text-style-name="P7" draw:layer="layout" svg:width="0.705cm" svg:height="0.788cm" svg:x="9.486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11.708cm" svg:y1="6.526cm" svg:x2="11.663cm" svg:y2="6.573cm">
          <text:p/>
        </draw:line>
        <draw:frame draw:style-name="gr10" draw:text-style-name="P7" draw:layer="layout" svg:width="0.705cm" svg:height="0.788cm" svg:x="10.383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13.953cm" svg:y1="4.954cm" svg:x2="12.275cm" svg:y2="6.741cm">
          <text:p/>
        </draw:line>
        <draw:polyline draw:style-name="gr9" draw:text-style-name="P3" draw:layer="layout" svg:width="3.205cm" svg:height="4.296cm" svg:x="9.392cm" svg:y="2.102cm" svg:viewBox="0 0 3206 4297" draw:points="0,0 112,3262 3206,4297">
          <text:p/>
        </draw:polyline>
        <draw:polyline draw:style-name="gr9" draw:text-style-name="P3" draw:layer="layout" svg:width="3.121cm" svg:height="4.193cm" svg:x="10.026cm" svg:y="1.62cm" svg:viewBox="0 0 3122 4194" draw:points="0,0 77,3208 3122,4194">
          <text:p/>
        </draw:polyline>
        <draw:polyline draw:style-name="gr9" draw:text-style-name="P3" draw:layer="layout" svg:width="3.041cm" svg:height="4.094cm" svg:x="10.628cm" svg:y="1.162cm" svg:viewBox="0 0 3042 4095" draw:points="0,0 48,3156 3042,4095">
          <text:p/>
        </draw:polyline>
        <draw:line draw:style-name="gr8" draw:text-style-name="P3" draw:layer="layout" svg:x1="12.571cm" svg:y1="6.389cm" svg:x2="12.65cm" svg:y2="6.416cm">
          <text:p/>
        </draw:line>
        <draw:frame draw:style-name="gr10" draw:text-style-name="P7" draw:layer="layout" svg:width="0.705cm" svg:height="0.788cm" svg:x="11.414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13.121cm" svg:y1="5.804cm" svg:x2="13.198cm" svg:y2="5.83cm">
          <text:p/>
        </draw:line>
        <draw:frame draw:style-name="gr10" draw:text-style-name="P7" draw:layer="layout" svg:width="0.705cm" svg:height="0.788cm" svg:x="12.644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13.644cm" svg:y1="5.248cm" svg:x2="13.72cm" svg:y2="5.272cm">
          <text:p/>
        </draw:line>
        <draw:frame draw:style-name="gr10" draw:text-style-name="P7" draw:layer="layout" svg:width="0.705cm" svg:height="0.788cm" svg:x="13.104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13.952cm" svg:y1="4.955cm" svg:x2="14.078cm" svg:y2="1.735cm">
          <text:p/>
        </draw:line>
        <draw:polyline draw:style-name="gr9" draw:text-style-name="P3" draw:layer="layout" svg:width="4.804cm" svg:height="1.633cm" svg:x="9.151cm" svg:y="3.98cm" svg:viewBox="0 0 4805 1634" draw:points="4805,914 1834,0 0,1634">
          <text:p/>
        </draw:polyline>
        <draw:polyline draw:style-name="gr9" draw:text-style-name="P3" draw:layer="layout" svg:width="4.852cm" svg:height="1.603cm" svg:x="9.126cm" svg:y="3.403cm" svg:viewBox="0 0 4853 1604" draw:points="4853,897 1853,0 0,1604">
          <text:p/>
        </draw:polyline>
        <draw:polyline draw:style-name="gr9" draw:text-style-name="P3" draw:layer="layout" svg:width="4.899cm" svg:height="1.573cm" svg:x="9.102cm" svg:y="2.814cm" svg:viewBox="0 0 4900 1574" draw:points="4900,879 1871,0 0,1574">
          <text:p/>
        </draw:polyline>
        <draw:polyline draw:style-name="gr9" draw:text-style-name="P3" draw:layer="layout" svg:width="4.949cm" svg:height="1.542cm" svg:x="9.076cm" svg:y="2.214cm" svg:viewBox="0 0 4950 1543" draw:points="4950,862 1891,0 0,1543">
          <text:p/>
        </draw:polyline>
        <draw:polyline draw:style-name="gr9" draw:text-style-name="P3" draw:layer="layout" svg:width="4.999cm" svg:height="1.508cm" svg:x="9.05cm" svg:y="1.603cm" svg:viewBox="0 0 5000 1509" draw:points="5000,843 1911,0 0,1509">
          <text:p/>
        </draw:polyline>
        <draw:polyline draw:style-name="gr9" draw:text-style-name="P3" draw:layer="layout" svg:width="5.05cm" svg:height="1.473cm" svg:x="9.024cm" svg:y="0.98cm" svg:viewBox="0 0 5051 1474" draw:points="5051,822 1931,0 0,1474">
          <text:p/>
        </draw:polyline>
        <draw:line draw:style-name="gr8" draw:text-style-name="P3" draw:layer="layout" svg:x1="13.93cm" svg:y1="4.885cm" svg:x2="14.005cm" svg:y2="4.909cm">
          <text:p/>
        </draw:line>
        <draw:frame draw:style-name="gr10" draw:text-style-name="P7" draw:layer="layout" svg:width="0.705cm" svg:height="0.788cm" svg:x="13.643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13.953cm" svg:y1="4.291cm" svg:x2="14.029cm" svg:y2="4.315cm">
          <text:p/>
        </draw:line>
        <draw:line draw:style-name="gr8" draw:text-style-name="P3" draw:layer="layout" svg:x1="13.976cm" svg:y1="3.686cm" svg:x2="14.053cm" svg:y2="3.709cm">
          <text:p/>
        </draw:line>
        <draw:line draw:style-name="gr8" draw:text-style-name="P3" draw:layer="layout" svg:x1="13.999cm" svg:y1="3.068cm" svg:x2="14.077cm" svg:y2="3.091cm">
          <text:p/>
        </draw:line>
        <draw:line draw:style-name="gr8" draw:text-style-name="P3" draw:layer="layout" svg:x1="14.023cm" svg:y1="2.438cm" svg:x2="14.102cm" svg:y2="2.46cm">
          <text:p/>
        </draw:line>
        <draw:line draw:style-name="gr8" draw:text-style-name="P3" draw:layer="layout" svg:x1="14.048cm" svg:y1="1.795cm" svg:x2="14.127cm" svg:y2="1.817cm">
          <text:p/>
        </draw:line>
        <draw:frame draw:style-name="gr10" draw:text-style-name="P7" draw:layer="layout" svg:width="0.984cm" svg:height="0.788cm" svg:x="13.963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1cm" svg:height="0.24cm" svg:x="10.898cm" svg:y="4.116cm" svg:viewBox="0 0 742 241" draw:points="0,10 742,241 742,231 0,0">
          <text:p/>
        </draw:polygon>
        <draw:polygon draw:style-name="gr12" draw:text-style-name="P9" draw:layer="layout" svg:width="0.449cm" svg:height="0.411cm" svg:x="10.449cm" svg:y="4.116cm" svg:viewBox="0 0 450 412" draw:points="0,412 450,10 450,0 0,402">
          <text:p/>
        </draw:polygon>
        <draw:polygon draw:style-name="gr13" draw:text-style-name="P10" draw:layer="layout" svg:width="1.19cm" svg:height="0.639cm" svg:x="10.449cm" svg:y="4.126cm" svg:viewBox="0 0 1191 640" draw:points="0,402 750,640 1191,231 449,0">
          <text:p/>
        </draw:polygon>
        <draw:polygon draw:style-name="gr13" draw:text-style-name="P10" draw:layer="layout" svg:width="1.19cm" svg:height="0.639cm" svg:x="10.449cm" svg:y="4.116cm" svg:viewBox="0 0 1191 640" draw:points="0,402 750,640 1191,231 449,0">
          <text:p/>
        </draw:polygon>
        <draw:polygon draw:style-name="gr12" draw:text-style-name="P9" draw:layer="layout" svg:width="0.44cm" svg:height="0.419cm" svg:x="11.199cm" svg:y="4.346cm" svg:viewBox="0 0 441 420" draw:points="0,420 441,10 441,0 0,410">
          <text:p/>
        </draw:polygon>
        <draw:polygon draw:style-name="gr11" draw:text-style-name="P8" draw:layer="layout" svg:width="0.75cm" svg:height="0.248cm" svg:x="10.449cm" svg:y="4.517cm" svg:viewBox="0 0 751 249" draw:points="0,10 751,249 751,239 0,0">
          <text:p/>
        </draw:polygon>
        <draw:polygon draw:style-name="gr13" draw:text-style-name="P10" draw:layer="layout" svg:width="1.223cm" svg:height="0.671cm" svg:x="9.864cm" svg:y="4.629cm" svg:viewBox="0 0 1224 672" draw:points="0,422 763,672 1224,241 471,0">
          <text:p/>
        </draw:polygon>
        <draw:polygon draw:style-name="gr11" draw:text-style-name="P8" draw:layer="layout" svg:width="0.764cm" svg:height="0.253cm" svg:x="9.744cm" svg:y="5.157cm" svg:viewBox="0 0 765 254" draw:points="0,0 765,254 765,253">
          <text:p/>
        </draw:polygon>
        <draw:polygon draw:style-name="gr11" draw:text-style-name="P8" draw:layer="layout" svg:width="0.815cm" svg:height="3.294cm" svg:x="10.272cm" svg:y="1.576cm" svg:viewBox="0 0 816 3295" draw:points="63,3054 816,3295 791,218 0,0">
          <text:p/>
        </draw:polygon>
        <draw:polygon draw:style-name="gr12" draw:text-style-name="P9" draw:layer="layout" svg:width="0.494cm" svg:height="0.441cm" svg:x="9.25cm" svg:y="5.157cm" svg:viewBox="0 0 495 442" draw:points="0,442 495,0">
          <text:p/>
        </draw:polygon>
        <draw:polygon draw:style-name="gr12" draw:text-style-name="P9" draw:layer="layout" svg:width="0.558cm" svg:height="3.474cm" svg:x="9.777cm" svg:y="1.576cm" svg:viewBox="0 0 559 3475" draw:points="87,3475 559,3054 495,0 0,380">
          <text:p/>
        </draw:polygon>
        <draw:polygon draw:style-name="gr13" draw:text-style-name="P10" draw:layer="layout" svg:width="1.258cm" svg:height="0.704cm" svg:x="9.25cm" svg:y="5.157cm" svg:viewBox="0 0 1259 705" draw:points="0,442 775,705 1259,254 495,0">
          <text:p/>
        </draw:polygon>
        <draw:polygon draw:style-name="gr13" draw:text-style-name="P10" draw:layer="layout" svg:width="1.258cm" svg:height="0.703cm" svg:x="9.25cm" svg:y="5.157cm" svg:viewBox="0 0 1259 704" draw:points="0,442 775,704 1259,253 495,0">
          <text:p/>
        </draw:polygon>
        <draw:polygon draw:style-name="gr12" draw:text-style-name="P9" draw:layer="layout" svg:width="0.484cm" svg:height="0.452cm" svg:x="10.024cm" svg:y="5.409cm" svg:viewBox="0 0 485 453" draw:points="0,453 485,1 485,0 0,452">
          <text:p/>
        </draw:polygon>
        <draw:polygon draw:style-name="gr12" draw:text-style-name="P9" draw:layer="layout" svg:width="0.51cm" svg:height="3.507cm" svg:x="10.577cm" svg:y="1.793cm" svg:viewBox="0 0 511 3508" draw:points="49,3508 511,3077 486,0 0,388">
          <text:p/>
        </draw:polygon>
        <draw:polygon draw:style-name="gr11" draw:text-style-name="P8" draw:layer="layout" svg:width="0.774cm" svg:height="0.263cm" svg:x="9.25cm" svg:y="5.598cm" svg:viewBox="0 0 775 264" draw:points="0,0 775,264 775,263">
          <text:p/>
        </draw:polygon>
        <draw:polygon draw:style-name="gr11" draw:text-style-name="P8" draw:layer="layout" svg:width="0.849cm" svg:height="3.345cm" svg:x="9.777cm" svg:y="1.955cm" svg:viewBox="0 0 850 3346" draw:points="87,3096 850,3346 800,226 0,0">
          <text:p/>
        </draw:polygon>
        <draw:polygon draw:style-name="gr13" draw:text-style-name="P10" draw:layer="layout" svg:width="1.285cm" svg:height="0.605cm" svg:x="9.777cm" svg:y="1.576cm" svg:viewBox="0 0 1286 606" draw:points="0,379 800,606 1286,217 495,0">
          <text:p/>
        </draw:polygon>
        <draw:polygon draw:style-name="gr14" draw:text-style-name="P11" draw:layer="layout" svg:width="0.762cm" svg:height="0.298cm" svg:x="11.827cm" svg:y="4.352cm" svg:viewBox="0 0 763 299" draw:points="0,62 762,299 763,236 0,0">
          <text:p/>
        </draw:polygon>
        <draw:polygon draw:style-name="gr15" draw:text-style-name="P12" draw:layer="layout" svg:width="0.438cm" svg:height="0.474cm" svg:x="11.389cm" svg:y="4.352cm" svg:viewBox="0 0 439 475" draw:points="1,475 439,62 439,0 0,412">
          <text:p/>
        </draw:polygon>
        <draw:polygon draw:style-name="gr16" draw:text-style-name="P13" draw:layer="layout" svg:width="1.198cm" svg:height="0.657cm" svg:x="11.39cm" svg:y="4.414cm" svg:viewBox="0 0 1199 658" draw:points="0,412 771,658 1199,236 437,0">
          <text:p/>
        </draw:polygon>
        <draw:polygon draw:style-name="gr16" draw:text-style-name="P13" draw:layer="layout" svg:width="1.2cm" svg:height="0.656cm" svg:x="11.389cm" svg:y="4.352cm" svg:viewBox="0 0 1201 657" draw:points="0,411 773,657 1201,236 439,0">
          <text:p/>
        </draw:polygon>
        <draw:polygon draw:style-name="gr15" draw:text-style-name="P12" draw:layer="layout" svg:width="0.428cm" svg:height="0.483cm" svg:x="12.161cm" svg:y="4.588cm" svg:viewBox="0 0 429 484" draw:points="0,484 428,62 429,0 0,420">
          <text:p/>
        </draw:polygon>
        <draw:polygon draw:style-name="gr14" draw:text-style-name="P11" draw:layer="layout" svg:width="0.772cm" svg:height="0.308cm" svg:x="11.389cm" svg:y="4.763cm" svg:viewBox="0 0 773 309" draw:points="1,63 773,309 773,245 0,0">
          <text:p/>
        </draw:polygon>
        <draw:polygon draw:style-name="gr16" draw:text-style-name="P13" draw:layer="layout" svg:width="1.232cm" svg:height="0.689cm" svg:x="10.819cm" svg:y="4.931cm" svg:viewBox="0 0 1233 690" draw:points="0,433 784,690 1233,248 459,0">
          <text:p/>
        </draw:polygon>
        <draw:polygon draw:style-name="gr14" draw:text-style-name="P11" draw:layer="layout" svg:width="0.786cm" svg:height="0.259cm" svg:x="10.702cm" svg:y="5.474cm" svg:viewBox="0 0 787 260" draw:points="0,0 787,260">
          <text:p/>
        </draw:polygon>
        <draw:polygon draw:style-name="gr14" draw:text-style-name="P11" draw:layer="layout" svg:width="0.812cm" svg:height="3.273cm" svg:x="11.262cm" svg:y="1.905cm" svg:viewBox="0 0 813 3274" draw:points="16,3027 790,3274 813,224 0,0">
          <text:p/>
        </draw:polygon>
        <draw:polygon draw:style-name="gr15" draw:text-style-name="P12" draw:layer="layout" svg:width="0.482cm" svg:height="0.453cm" svg:x="10.22cm" svg:y="5.474cm" svg:viewBox="0 0 483 454" draw:points="0,454 483,0">
          <text:p/>
        </draw:polygon>
        <draw:polygon draw:style-name="gr15" draw:text-style-name="P12" draw:layer="layout" svg:width="0.498cm" svg:height="3.458cm" svg:x="10.78cm" svg:y="1.905cm" svg:viewBox="0 0 499 3459" draw:points="39,3459 499,3026 483,0 0,392">
          <text:p/>
        </draw:polygon>
        <draw:polygon draw:style-name="gr16" draw:text-style-name="P13" draw:layer="layout" svg:width="1.268cm" svg:height="0.724cm" svg:x="10.22cm" svg:y="5.474cm" svg:viewBox="0 0 1269 725" draw:points="0,453 798,725 1269,259 482,0">
          <text:p/>
        </draw:polygon>
        <draw:polygon draw:style-name="gr16" draw:text-style-name="P13" draw:layer="layout" svg:width="1.268cm" svg:height="0.724cm" svg:x="10.22cm" svg:y="5.474cm" svg:viewBox="0 0 1269 725" draw:points="0,453 798,725 1269,259 482,0">
          <text:p/>
        </draw:polygon>
        <draw:polygon draw:style-name="gr15" draw:text-style-name="P12" draw:layer="layout" svg:width="0.471cm" svg:height="0.465cm" svg:x="11.017cm" svg:y="5.733cm" svg:viewBox="0 0 472 466" draw:points="0,466 472,0">
          <text:p/>
        </draw:polygon>
        <draw:polygon draw:style-name="gr15" draw:text-style-name="P12" draw:layer="layout" svg:width="0.471cm" svg:height="3.491cm" svg:x="11.603cm" svg:y="2.129cm" svg:viewBox="0 0 472 3492" draw:points="0,3492 449,3049 472,0 0,401">
          <text:p/>
        </draw:polygon>
        <draw:polygon draw:style-name="gr14" draw:text-style-name="P11" draw:layer="layout" svg:width="0.797cm" svg:height="0.271cm" svg:x="10.22cm" svg:y="5.927cm" svg:viewBox="0 0 798 272" draw:points="0,0 798,272">
          <text:p/>
        </draw:polygon>
        <draw:polygon draw:style-name="gr14" draw:text-style-name="P11" draw:layer="layout" svg:width="0.823cm" svg:height="3.323cm" svg:x="10.78cm" svg:y="2.297cm" svg:viewBox="0 0 824 3324" draw:points="39,3067 824,3324 824,233 0,0">
          <text:p/>
        </draw:polygon>
        <draw:polygon draw:style-name="gr16" draw:text-style-name="P13" draw:layer="layout" svg:width="1.294cm" svg:height="0.625cm" svg:x="10.78cm" svg:y="1.905cm" svg:viewBox="0 0 1295 626" draw:points="0,393 824,626 1295,224 483,0">
          <text:p/>
        </draw:polygon>
        <draw:polygon draw:style-name="gr17" draw:text-style-name="P14" draw:layer="layout" svg:width="0.798cm" svg:height="0.736cm" svg:x="12.781cm" svg:y="4.216cm" svg:viewBox="0 0 799 737" draw:points="0,493 783,737 799,239 9,0">
          <text:p/>
        </draw:polygon>
        <draw:polygon draw:style-name="gr18" draw:text-style-name="P15" draw:layer="layout" svg:width="0.434cm" svg:height="0.917cm" svg:x="12.356cm" svg:y="4.216cm" svg:viewBox="0 0 435 918" draw:points="0,918 426,493 435,0 6,417">
          <text:p/>
        </draw:polygon>
        <draw:polygon draw:style-name="gr19" draw:text-style-name="P16" draw:layer="layout" svg:width="1.207cm" svg:height="0.676cm" svg:x="12.356cm" svg:y="4.709cm" svg:viewBox="0 0 1208 677" draw:points="0,425 794,677 1208,243 426,0">
          <text:p/>
        </draw:polygon>
        <draw:polygon draw:style-name="gr19" draw:text-style-name="P16" draw:layer="layout" svg:width="1.217cm" svg:height="0.665cm" svg:x="12.362cm" svg:y="4.216cm" svg:viewBox="0 0 1218 666" draw:points="0,418 801,666 1218,240 429,0">
          <text:p/>
        </draw:polygon>
        <draw:polygon draw:style-name="gr18" draw:text-style-name="P15" draw:layer="layout" svg:width="0.43cm" svg:height="0.93cm" svg:x="13.149cm" svg:y="4.455cm" svg:viewBox="0 0 431 931" draw:points="0,931 415,497 431,0 13,426">
          <text:p/>
        </draw:polygon>
        <draw:polygon draw:style-name="gr17" draw:text-style-name="P14" draw:layer="layout" svg:width="0.806cm" svg:height="0.752cm" svg:x="12.356cm" svg:y="4.633cm" svg:viewBox="0 0 807 753" draw:points="0,501 794,753 807,248 6,0">
          <text:p/>
        </draw:polygon>
        <draw:polygon draw:style-name="gr19" draw:text-style-name="P16" draw:layer="layout" svg:width="1.241cm" svg:height="0.709cm" svg:x="11.802cm" svg:y="5.241cm" svg:viewBox="0 0 1242 710" draw:points="0,445 806,710 1242,255 445,0">
          <text:p/>
        </draw:polygon>
        <draw:polygon draw:style-name="gr17" draw:text-style-name="P14" draw:layer="layout" svg:width="0.858cm" svg:height="2.833cm" svg:x="12.247cm" svg:y="2.662cm" svg:viewBox="0 0 859 2834" draw:points="0,2580 797,2834 859,235 28,0">
          <text:p/>
        </draw:polygon>
        <draw:polygon draw:style-name="gr17" draw:text-style-name="P14" draw:layer="layout" svg:width="0.809cm" svg:height="0.268cm" svg:x="11.687cm" svg:y="5.799cm" svg:viewBox="0 0 810 269" draw:points="0,0 810,269 810,268">
          <text:p/>
        </draw:polygon>
        <draw:polygon draw:style-name="gr18" draw:text-style-name="P15" draw:layer="layout" svg:width="0.473cm" svg:height="3.023cm" svg:x="11.802cm" svg:y="2.662cm" svg:viewBox="0 0 474 3024" draw:points="0,3024 446,2580 474,0 9,410">
          <text:p/>
        </draw:polygon>
        <draw:polygon draw:style-name="gr18" draw:text-style-name="P15" draw:layer="layout" svg:width="0.468cm" svg:height="0.467cm" svg:x="11.219cm" svg:y="5.799cm" svg:viewBox="0 0 469 468" draw:points="0,468 469,0">
          <text:p/>
        </draw:polygon>
        <draw:polygon draw:style-name="gr19" draw:text-style-name="P16" draw:layer="layout" svg:width="1.277cm" svg:height="0.746cm" svg:x="11.219cm" svg:y="5.799cm" svg:viewBox="0 0 1278 747" draw:points="0,467 820,747 1278,268 468,0">
          <text:p/>
        </draw:polygon>
        <draw:polygon draw:style-name="gr19" draw:text-style-name="P16" draw:layer="layout" svg:width="1.277cm" svg:height="0.746cm" svg:x="11.219cm" svg:y="5.799cm" svg:viewBox="0 0 1278 747" draw:points="0,467 820,747 1278,267 468,0">
          <text:p/>
        </draw:polygon>
        <draw:polygon draw:style-name="gr18" draw:text-style-name="P15" draw:layer="layout" svg:width="0.497cm" svg:height="3.053cm" svg:x="12.608cm" svg:y="2.897cm" svg:viewBox="0 0 498 3054" draw:points="0,3054 436,2599 498,0 44,420">
          <text:p/>
        </draw:polygon>
        <draw:polygon draw:style-name="gr18" draw:text-style-name="P15" draw:layer="layout" svg:width="0.457cm" svg:height="0.479cm" svg:x="12.039cm" svg:y="6.066cm" svg:viewBox="0 0 458 480" draw:points="0,480 458,1 458,0">
          <text:p/>
        </draw:polygon>
        <draw:polygon draw:style-name="gr17" draw:text-style-name="P14" draw:layer="layout" svg:width="0.85cm" svg:height="2.878cm" svg:x="11.802cm" svg:y="3.072cm" svg:viewBox="0 0 851 2879" draw:points="0,2614 807,2879 851,245 9,0">
          <text:p/>
        </draw:polygon>
        <draw:polygon draw:style-name="gr17" draw:text-style-name="P14" draw:layer="layout" svg:width="0.82cm" svg:height="0.279cm" svg:x="11.219cm" svg:y="6.266cm" svg:viewBox="0 0 821 280" draw:points="0,0 821,280">
          <text:p/>
        </draw:polygon>
        <draw:polygon draw:style-name="gr19" draw:text-style-name="P16" draw:layer="layout" svg:width="1.294cm" svg:height="0.655cm" svg:x="11.811cm" svg:y="2.662cm" svg:viewBox="0 0 1295 656" draw:points="0,411 842,656 1295,235 464,0">
          <text:p/>
        </draw:polygon>
        <draw:polygon draw:style-name="gr1" draw:text-style-name="P1" draw:layer="layout" svg:width="6.401cm" svg:height="6.672cm" svg:x="15.849cm" svg:y="0.478cm" svg:viewBox="0 0 6402 6673" draw:points="0,6673 6402,6673 6402,0 0,0">
          <text:p/>
        </draw:polygon>
        <draw:polygon draw:style-name="gr2" draw:text-style-name="P2" draw:layer="layout" svg:width="1.965cm" svg:height="4.761cm" svg:x="16.565cm" svg:y="0.914cm" svg:viewBox="0 0 1966 4762" draw:points="134,4762 1966,3127 1935,0 0,1471">
          <text:p/>
        </draw:polygon>
        <draw:polyline draw:style-name="gr3" draw:text-style-name="P3" draw:layer="layout" svg:width="1.965cm" svg:height="4.761cm" svg:x="16.565cm" svg:y="0.914cm" svg:viewBox="0 0 1966 4762" draw:points="134,4762 1966,3127 1935,0 0,1471">
          <text:p/>
        </draw:polyline>
        <draw:polygon draw:style-name="gr4" draw:text-style-name="P4" draw:layer="layout" svg:width="3.122cm" svg:height="4.04cm" svg:x="18.499cm" svg:y="0.914cm" svg:viewBox="0 0 3123 4041" draw:points="31,3127 2999,4041 3123,821 0,0">
          <text:p/>
        </draw:polygon>
        <draw:polyline draw:style-name="gr5" draw:text-style-name="P3" draw:layer="layout" svg:width="3.122cm" svg:height="4.04cm" svg:x="18.499cm" svg:y="0.914cm" svg:viewBox="0 0 3123 4041" draw:points="31,3127 2999,4041 3123,821 0,0">
          <text:p/>
        </draw:polyline>
        <draw:polygon draw:style-name="gr6" draw:text-style-name="P5" draw:layer="layout" svg:width="4.799cm" svg:height="2.7cm" svg:x="16.698cm" svg:y="4.04cm" svg:viewBox="0 0 4800 2701" draw:points="0,1636 3123,2701 4800,915 1833,0">
          <text:p/>
        </draw:polygon>
        <draw:polyline draw:style-name="gr7" draw:text-style-name="P3" draw:layer="layout" svg:width="4.799cm" svg:height="2.7cm" svg:x="16.698cm" svg:y="4.04cm" svg:viewBox="0 0 4800 2701" draw:points="0,1636 3123,2701 4800,915 1833,0">
          <text:p/>
        </draw:polyline>
        <draw:line draw:style-name="gr8" draw:text-style-name="P3" draw:layer="layout" svg:x1="16.698cm" svg:y1="5.675cm" svg:x2="19.821cm" svg:y2="6.741cm">
          <text:p/>
        </draw:line>
        <draw:polyline draw:style-name="gr9" draw:text-style-name="P3" draw:layer="layout" svg:width="1.806cm" svg:height="4.803cm" svg:x="17.239cm" svg:y="1.057cm" svg:viewBox="0 0 1807 4804" draw:points="0,4804 1807,3143 1803,0">
          <text:p/>
        </draw:polyline>
        <draw:polyline draw:style-name="gr9" draw:text-style-name="P3" draw:layer="layout" svg:width="1.802cm" svg:height="4.881cm" svg:x="18.223cm" svg:y="1.315cm" svg:viewBox="0 0 1803 4882" draw:points="0,4882 1760,3173 1803,0">
          <text:p/>
        </draw:polyline>
        <draw:polyline draw:style-name="gr9" draw:text-style-name="P3" draw:layer="layout" svg:width="1.801cm" svg:height="4.96cm" svg:x="19.237cm" svg:y="1.581cm" svg:viewBox="0 0 1802 4961" draw:points="0,4961 1708,3204 1802,0">
          <text:p/>
        </draw:polyline>
        <draw:line draw:style-name="gr8" draw:text-style-name="P3" draw:layer="layout" svg:x1="17.256cm" svg:y1="5.846cm" svg:x2="17.208cm" svg:y2="5.89cm">
          <text:p/>
        </draw:line>
        <draw:frame draw:style-name="gr10" draw:text-style-name="P7" draw:layer="layout" svg:width="0.984cm" svg:height="0.788cm" svg:x="14.097cm" svg:y="1.377cm">
          <draw:text-box>
            <text:p text:style-name="P6"><text:span text:style-name="T1">1.0</text:span></text:p>
          </draw:text-box>
        </draw:frame>
        <draw:line draw:style-name="gr8" draw:text-style-name="P3" draw:layer="layout" svg:x1="18.239cm" svg:y1="6.181cm" svg:x2="18.193cm" svg:y2="6.226cm">
          <text:p/>
        </draw:line>
        <draw:frame draw:style-name="gr10" draw:text-style-name="P7" draw:layer="layout" svg:width="0.705cm" svg:height="0.788cm" svg:x="17.03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19.252cm" svg:y1="6.526cm" svg:x2="19.207cm" svg:y2="6.573cm">
          <text:p/>
        </draw:line>
        <draw:frame draw:style-name="gr10" draw:text-style-name="P7" draw:layer="layout" svg:width="0.705cm" svg:height="0.788cm" svg:x="17.927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21.498cm" svg:y1="4.954cm" svg:x2="19.82cm" svg:y2="6.741cm">
          <text:p/>
        </draw:line>
        <draw:polyline draw:style-name="gr9" draw:text-style-name="P3" draw:layer="layout" svg:width="3.205cm" svg:height="4.296cm" svg:x="16.936cm" svg:y="2.102cm" svg:viewBox="0 0 3206 4297" draw:points="0,0 112,3262 3206,4297">
          <text:p/>
        </draw:polyline>
        <draw:polyline draw:style-name="gr9" draw:text-style-name="P3" draw:layer="layout" svg:width="3.121cm" svg:height="4.193cm" svg:x="17.57cm" svg:y="1.62cm" svg:viewBox="0 0 3122 4194" draw:points="0,0 78,3208 3122,4194">
          <text:p/>
        </draw:polyline>
        <draw:polyline draw:style-name="gr9" draw:text-style-name="P3" draw:layer="layout" svg:width="3.041cm" svg:height="4.094cm" svg:x="18.173cm" svg:y="1.162cm" svg:viewBox="0 0 3042 4095" draw:points="0,0 47,3156 3042,4095">
          <text:p/>
        </draw:polyline>
        <draw:line draw:style-name="gr8" draw:text-style-name="P3" draw:layer="layout" svg:x1="20.116cm" svg:y1="6.389cm" svg:x2="20.194cm" svg:y2="6.416cm">
          <text:p/>
        </draw:line>
        <draw:frame draw:style-name="gr10" draw:text-style-name="P7" draw:layer="layout" svg:width="0.705cm" svg:height="0.788cm" svg:x="18.958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20.666cm" svg:y1="5.804cm" svg:x2="20.743cm" svg:y2="5.83cm">
          <text:p/>
        </draw:line>
        <draw:frame draw:style-name="gr10" draw:text-style-name="P7" draw:layer="layout" svg:width="0.705cm" svg:height="0.788cm" svg:x="20.189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21.189cm" svg:y1="5.248cm" svg:x2="21.265cm" svg:y2="5.272cm">
          <text:p/>
        </draw:line>
        <draw:frame draw:style-name="gr10" draw:text-style-name="P7" draw:layer="layout" svg:width="0.705cm" svg:height="0.788cm" svg:x="20.649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21.497cm" svg:y1="4.955cm" svg:x2="21.622cm" svg:y2="1.735cm">
          <text:p/>
        </draw:line>
        <draw:polyline draw:style-name="gr9" draw:text-style-name="P3" draw:layer="layout" svg:width="4.804cm" svg:height="1.633cm" svg:x="16.695cm" svg:y="3.98cm" svg:viewBox="0 0 4805 1634" draw:points="4805,914 1835,0 0,1634">
          <text:p/>
        </draw:polyline>
        <draw:polyline draw:style-name="gr9" draw:text-style-name="P3" draw:layer="layout" svg:width="4.851cm" svg:height="1.603cm" svg:x="16.671cm" svg:y="3.403cm" svg:viewBox="0 0 4852 1604" draw:points="4852,897 1853,0 0,1604">
          <text:p/>
        </draw:polyline>
        <draw:polyline draw:style-name="gr9" draw:text-style-name="P3" draw:layer="layout" svg:width="4.9cm" svg:height="1.573cm" svg:x="16.646cm" svg:y="2.814cm" svg:viewBox="0 0 4901 1574" draw:points="4901,879 1873,0 0,1574">
          <text:p/>
        </draw:polyline>
        <draw:polyline draw:style-name="gr9" draw:text-style-name="P3" draw:layer="layout" svg:width="4.948cm" svg:height="1.542cm" svg:x="16.621cm" svg:y="2.214cm" svg:viewBox="0 0 4949 1543" draw:points="4949,862 1892,0 0,1543">
          <text:p/>
        </draw:polyline>
        <draw:polyline draw:style-name="gr9" draw:text-style-name="P3" draw:layer="layout" svg:width="4.999cm" svg:height="1.508cm" svg:x="16.595cm" svg:y="1.603cm" svg:viewBox="0 0 5000 1509" draw:points="5000,843 1912,0 0,1509">
          <text:p/>
        </draw:polyline>
        <draw:polyline draw:style-name="gr9" draw:text-style-name="P3" draw:layer="layout" svg:width="5.05cm" svg:height="1.473cm" svg:x="16.568cm" svg:y="0.98cm" svg:viewBox="0 0 5051 1474" draw:points="5051,822 1933,0 0,1474">
          <text:p/>
        </draw:polyline>
        <draw:line draw:style-name="gr8" draw:text-style-name="P3" draw:layer="layout" svg:x1="21.474cm" svg:y1="4.885cm" svg:x2="21.55cm" svg:y2="4.909cm">
          <text:p/>
        </draw:line>
        <draw:frame draw:style-name="gr10" draw:text-style-name="P7" draw:layer="layout" svg:width="0.705cm" svg:height="0.788cm" svg:x="21.187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21.497cm" svg:y1="4.291cm" svg:x2="21.573cm" svg:y2="4.315cm">
          <text:p/>
        </draw:line>
        <draw:line draw:style-name="gr8" draw:text-style-name="P3" draw:layer="layout" svg:x1="21.52cm" svg:y1="3.686cm" svg:x2="21.597cm" svg:y2="3.709cm">
          <text:p/>
        </draw:line>
        <draw:line draw:style-name="gr8" draw:text-style-name="P3" draw:layer="layout" svg:x1="21.544cm" svg:y1="3.068cm" svg:x2="21.621cm" svg:y2="3.091cm">
          <text:p/>
        </draw:line>
        <draw:line draw:style-name="gr8" draw:text-style-name="P3" draw:layer="layout" svg:x1="21.568cm" svg:y1="2.438cm" svg:x2="21.646cm" svg:y2="2.46cm">
          <text:p/>
        </draw:line>
        <draw:line draw:style-name="gr8" draw:text-style-name="P3" draw:layer="layout" svg:x1="21.592cm" svg:y1="1.795cm" svg:x2="21.672cm" svg:y2="1.817cm">
          <text:p/>
        </draw:line>
        <draw:frame draw:style-name="gr10" draw:text-style-name="P7" draw:layer="layout" svg:width="0.984cm" svg:height="0.788cm" svg:x="21.508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1cm" svg:height="0.242cm" svg:x="18.442cm" svg:y="4.114cm" svg:viewBox="0 0 742 243" draw:points="0,12 742,243 742,231 0,0">
          <text:p/>
        </draw:polygon>
        <draw:polygon draw:style-name="gr12" draw:text-style-name="P9" draw:layer="layout" svg:width="0.448cm" svg:height="0.413cm" svg:x="17.994cm" svg:y="4.114cm" svg:viewBox="0 0 449 414" draw:points="0,414 449,12 449,0 0,402">
          <text:p/>
        </draw:polygon>
        <draw:polygon draw:style-name="gr13" draw:text-style-name="P10" draw:layer="layout" svg:width="1.189cm" svg:height="0.639cm" svg:x="17.994cm" svg:y="4.126cm" svg:viewBox="0 0 1190 640" draw:points="0,402 751,640 1190,231 449,0">
          <text:p/>
        </draw:polygon>
        <draw:polygon draw:style-name="gr13" draw:text-style-name="P10" draw:layer="layout" svg:width="1.189cm" svg:height="0.639cm" svg:x="17.994cm" svg:y="4.114cm" svg:viewBox="0 0 1190 640" draw:points="0,402 751,640 1190,231 449,0">
          <text:p/>
        </draw:polygon>
        <draw:polygon draw:style-name="gr12" draw:text-style-name="P9" draw:layer="layout" svg:width="0.439cm" svg:height="0.421cm" svg:x="18.744cm" svg:y="4.344cm" svg:viewBox="0 0 440 422" draw:points="0,422 440,12 440,0 0,410">
          <text:p/>
        </draw:polygon>
        <draw:polygon draw:style-name="gr11" draw:text-style-name="P8" draw:layer="layout" svg:width="0.75cm" svg:height="0.25cm" svg:x="17.994cm" svg:y="4.515cm" svg:viewBox="0 0 751 251" draw:points="0,12 751,251 751,239 0,0">
          <text:p/>
        </draw:polygon>
        <draw:polygon draw:style-name="gr13" draw:text-style-name="P10" draw:layer="layout" svg:width="1.222cm" svg:height="0.671cm" svg:x="17.409cm" svg:y="4.629cm" svg:viewBox="0 0 1223 672" draw:points="0,422 762,672 1223,241 471,0">
          <text:p/>
        </draw:polygon>
        <draw:polygon draw:style-name="gr11" draw:text-style-name="P8" draw:layer="layout" svg:width="0.764cm" svg:height="0.253cm" svg:x="17.288cm" svg:y="5.157cm" svg:viewBox="0 0 765 254" draw:points="0,0 765,254 765,253">
          <text:p/>
        </draw:polygon>
        <draw:polygon draw:style-name="gr11" draw:text-style-name="P8" draw:layer="layout" svg:width="0.814cm" svg:height="3.292cm" svg:x="17.817cm" svg:y="1.578cm" svg:viewBox="0 0 815 3293" draw:points="62,3052 815,3293 790,218 0,0">
          <text:p/>
        </draw:polygon>
        <draw:polygon draw:style-name="gr12" draw:text-style-name="P9" draw:layer="layout" svg:width="0.493cm" svg:height="0.441cm" svg:x="16.795cm" svg:y="5.157cm" svg:viewBox="0 0 494 442" draw:points="0,442 494,0">
          <text:p/>
        </draw:polygon>
        <draw:polygon draw:style-name="gr12" draw:text-style-name="P9" draw:layer="layout" svg:width="0.558cm" svg:height="3.472cm" svg:x="17.321cm" svg:y="1.578cm" svg:viewBox="0 0 559 3473" draw:points="88,3473 559,3052 497,0 0,380">
          <text:p/>
        </draw:polygon>
        <draw:polygon draw:style-name="gr13" draw:text-style-name="P10" draw:layer="layout" svg:width="1.257cm" svg:height="0.704cm" svg:x="16.795cm" svg:y="5.157cm" svg:viewBox="0 0 1258 705" draw:points="0,442 774,705 1258,254 494,0">
          <text:p/>
        </draw:polygon>
        <draw:polygon draw:style-name="gr13" draw:text-style-name="P10" draw:layer="layout" svg:width="1.257cm" svg:height="0.704cm" svg:x="16.795cm" svg:y="5.157cm" svg:viewBox="0 0 1258 705" draw:points="0,442 774,705 1258,253 494,0">
          <text:p/>
        </draw:polygon>
        <draw:polygon draw:style-name="gr12" draw:text-style-name="P9" draw:layer="layout" svg:width="0.484cm" svg:height="0.452cm" svg:x="17.568cm" svg:y="5.409cm" svg:viewBox="0 0 485 453" draw:points="0,453 485,1 485,0">
          <text:p/>
        </draw:polygon>
        <draw:polygon draw:style-name="gr12" draw:text-style-name="P9" draw:layer="layout" svg:width="0.51cm" svg:height="3.505cm" svg:x="18.121cm" svg:y="1.795cm" svg:viewBox="0 0 511 3506" draw:points="49,3506 511,3075 485,0 0,388">
          <text:p/>
        </draw:polygon>
        <draw:polygon draw:style-name="gr11" draw:text-style-name="P8" draw:layer="layout" svg:width="0.773cm" svg:height="0.263cm" svg:x="16.795cm" svg:y="5.598cm" svg:viewBox="0 0 774 264" draw:points="0,0 774,264">
          <text:p/>
        </draw:polygon>
        <draw:polygon draw:style-name="gr11" draw:text-style-name="P8" draw:layer="layout" svg:width="0.849cm" svg:height="3.343cm" svg:x="17.321cm" svg:y="1.957cm" svg:viewBox="0 0 850 3344" draw:points="89,3094 850,3344 801,226 0,0">
          <text:p/>
        </draw:polygon>
        <draw:polygon draw:style-name="gr13" draw:text-style-name="P10" draw:layer="layout" svg:width="1.285cm" svg:height="0.605cm" svg:x="17.321cm" svg:y="1.578cm" svg:viewBox="0 0 1286 606" draw:points="0,379 801,606 1286,217 497,0">
          <text:p/>
        </draw:polygon>
        <draw:polygon draw:style-name="gr14" draw:text-style-name="P11" draw:layer="layout" svg:width="0.761cm" svg:height="0.237cm" svg:x="19.371cm" svg:y="4.413cm" svg:viewBox="0 0 762 238" draw:points="0,1 762,238 762,237 0,0">
          <text:p/>
        </draw:polygon>
        <draw:polygon draw:style-name="gr15" draw:text-style-name="P12" draw:layer="layout" svg:width="0.437cm" svg:height="0.413cm" svg:x="18.934cm" svg:y="4.413cm" svg:viewBox="0 0 438 414" draw:points="0,414 438,1 438,0 0,412">
          <text:p/>
        </draw:polygon>
        <draw:polygon draw:style-name="gr16" draw:text-style-name="P13" draw:layer="layout" svg:width="1.198cm" svg:height="0.657cm" svg:x="18.934cm" svg:y="4.414cm" svg:viewBox="0 0 1199 658" draw:points="0,412 771,658 1199,236 437,0">
          <text:p/>
        </draw:polygon>
        <draw:polygon draw:style-name="gr16" draw:text-style-name="P13" draw:layer="layout" svg:width="1.198cm" svg:height="0.656cm" svg:x="18.934cm" svg:y="4.413cm" svg:viewBox="0 0 1199 657" draw:points="0,411 771,657 1199,236 437,0">
          <text:p/>
        </draw:polygon>
        <draw:polygon draw:style-name="gr15" draw:text-style-name="P12" draw:layer="layout" svg:width="0.427cm" svg:height="0.422cm" svg:x="19.705cm" svg:y="4.649cm" svg:viewBox="0 0 428 423" draw:points="0,423 428,1 428,0 0,421">
          <text:p/>
        </draw:polygon>
        <draw:polygon draw:style-name="gr14" draw:text-style-name="P11" draw:layer="layout" svg:width="0.771cm" svg:height="0.247cm" svg:x="18.934cm" svg:y="4.824cm" svg:viewBox="0 0 772 248" draw:points="0,2 772,248 772,246 0,0">
          <text:p/>
        </draw:polygon>
        <draw:polygon draw:style-name="gr16" draw:text-style-name="P13" draw:layer="layout" svg:width="1.232cm" svg:height="0.689cm" svg:x="18.364cm" svg:y="4.931cm" svg:viewBox="0 0 1233 690" draw:points="0,433 784,690 1233,248 458,0">
          <text:p/>
        </draw:polygon>
        <draw:polygon draw:style-name="gr14" draw:text-style-name="P11" draw:layer="layout" svg:width="0.786cm" svg:height="0.259cm" svg:x="18.246cm" svg:y="5.474cm" svg:viewBox="0 0 787 260" draw:points="0,0 787,260">
          <text:p/>
        </draw:polygon>
        <draw:polygon draw:style-name="gr14" draw:text-style-name="P11" draw:layer="layout" svg:width="0.813cm" svg:height="3.34cm" svg:x="18.806cm" svg:y="1.838cm" svg:viewBox="0 0 814 3341" draw:points="16,3093 791,3341 814,223 0,0">
          <text:p/>
        </draw:polygon>
        <draw:polygon draw:style-name="gr15" draw:text-style-name="P12" draw:layer="layout" svg:width="0.481cm" svg:height="0.453cm" svg:x="17.765cm" svg:y="5.474cm" svg:viewBox="0 0 482 454" draw:points="0,454 482,0">
          <text:p/>
        </draw:polygon>
        <draw:polygon draw:style-name="gr15" draw:text-style-name="P12" draw:layer="layout" svg:width="0.498cm" svg:height="3.525cm" svg:x="18.324cm" svg:y="1.838cm" svg:viewBox="0 0 499 3526" draw:points="40,3526 499,3093 483,0 0,390">
          <text:p/>
        </draw:polygon>
        <draw:polygon draw:style-name="gr16" draw:text-style-name="P13" draw:layer="layout" svg:width="1.267cm" svg:height="0.724cm" svg:x="17.765cm" svg:y="5.474cm" svg:viewBox="0 0 1268 725" draw:points="0,453 797,725 1268,259 481,0">
          <text:p/>
        </draw:polygon>
        <draw:polygon draw:style-name="gr16" draw:text-style-name="P13" draw:layer="layout" svg:width="1.267cm" svg:height="0.724cm" svg:x="17.765cm" svg:y="5.474cm" svg:viewBox="0 0 1268 725" draw:points="0,453 797,725 1268,259 481,0">
          <text:p/>
        </draw:polygon>
        <draw:polygon draw:style-name="gr15" draw:text-style-name="P12" draw:layer="layout" svg:width="0.471cm" svg:height="0.465cm" svg:x="18.561cm" svg:y="5.733cm" svg:viewBox="0 0 472 466" draw:points="0,466 472,0">
          <text:p/>
        </draw:polygon>
        <draw:polygon draw:style-name="gr15" draw:text-style-name="P12" draw:layer="layout" svg:width="0.472cm" svg:height="3.559cm" svg:x="19.147cm" svg:y="2.061cm" svg:viewBox="0 0 473 3560" draw:points="0,3560 450,3117 473,0 1,400">
          <text:p/>
        </draw:polygon>
        <draw:polygon draw:style-name="gr14" draw:text-style-name="P11" draw:layer="layout" svg:width="0.796cm" svg:height="0.271cm" svg:x="17.765cm" svg:y="5.927cm" svg:viewBox="0 0 797 272" draw:points="0,0 797,272">
          <text:p/>
        </draw:polygon>
        <draw:polygon draw:style-name="gr14" draw:text-style-name="P11" draw:layer="layout" svg:width="0.824cm" svg:height="3.392cm" svg:x="18.324cm" svg:y="2.228cm" svg:viewBox="0 0 825 3393" draw:points="40,3136 824,3393 825,233 0,0">
          <text:p/>
        </draw:polygon>
        <draw:polygon draw:style-name="gr16" draw:text-style-name="P13" draw:layer="layout" svg:width="1.295cm" svg:height="0.623cm" svg:x="18.324cm" svg:y="1.838cm" svg:viewBox="0 0 1296 624" draw:points="0,391 825,624 1296,223 483,0">
          <text:p/>
        </draw:polygon>
        <draw:polygon draw:style-name="gr17" draw:text-style-name="P14" draw:layer="layout" svg:width="0.798cm" svg:height="0.736cm" svg:x="20.325cm" svg:y="4.216cm" svg:viewBox="0 0 799 737" draw:points="0,493 783,737 799,239 10,0">
          <text:p/>
        </draw:polygon>
        <draw:polygon draw:style-name="gr18" draw:text-style-name="P15" draw:layer="layout" svg:width="0.435cm" svg:height="0.917cm" svg:x="19.9cm" svg:y="4.216cm" svg:viewBox="0 0 436 918" draw:points="0,918 426,493 436,0 7,418">
          <text:p/>
        </draw:polygon>
        <draw:polygon draw:style-name="gr19" draw:text-style-name="P16" draw:layer="layout" svg:width="1.207cm" svg:height="0.676cm" svg:x="19.9cm" svg:y="4.709cm" svg:viewBox="0 0 1208 677" draw:points="0,425 793,677 1208,243 425,0">
          <text:p/>
        </draw:polygon>
        <draw:polygon draw:style-name="gr19" draw:text-style-name="P16" draw:layer="layout" svg:width="1.216cm" svg:height="0.666cm" svg:x="19.907cm" svg:y="4.216cm" svg:viewBox="0 0 1217 667" draw:points="0,419 800,667 1217,240 429,0">
          <text:p/>
        </draw:polygon>
        <draw:polygon draw:style-name="gr18" draw:text-style-name="P15" draw:layer="layout" svg:width="0.43cm" svg:height="0.93cm" svg:x="20.693cm" svg:y="4.455cm" svg:viewBox="0 0 431 931" draw:points="0,931 415,497 431,0 13,427">
          <text:p/>
        </draw:polygon>
        <draw:polygon draw:style-name="gr17" draw:text-style-name="P14" draw:layer="layout" svg:width="0.806cm" svg:height="0.751cm" svg:x="19.9cm" svg:y="4.634cm" svg:viewBox="0 0 807 752" draw:points="0,500 794,752 807,249 7,0">
          <text:p/>
        </draw:polygon>
        <draw:polygon draw:style-name="gr19" draw:text-style-name="P16" draw:layer="layout" svg:width="1.241cm" svg:height="0.709cm" svg:x="19.346cm" svg:y="5.241cm" svg:viewBox="0 0 1242 710" draw:points="0,445 806,710 1242,255 446,0">
          <text:p/>
        </draw:polygon>
        <draw:polygon draw:style-name="gr17" draw:text-style-name="P14" draw:layer="layout" svg:width="0.857cm" svg:height="2.834cm" svg:x="19.792cm" svg:y="2.661cm" svg:viewBox="0 0 858 2835" draw:points="0,2581 796,2835 858,235 27,0">
          <text:p/>
        </draw:polygon>
        <draw:polygon draw:style-name="gr17" draw:text-style-name="P14" draw:layer="layout" svg:width="0.809cm" svg:height="0.268cm" svg:x="19.232cm" svg:y="5.799cm" svg:viewBox="0 0 810 269" draw:points="0,0 810,269 810,268">
          <text:p/>
        </draw:polygon>
        <draw:polygon draw:style-name="gr18" draw:text-style-name="P15" draw:layer="layout" svg:width="0.473cm" svg:height="3.024cm" svg:x="19.346cm" svg:y="2.661cm" svg:viewBox="0 0 474 3025" draw:points="0,3025 447,2581 474,0 9,410">
          <text:p/>
        </draw:polygon>
        <draw:polygon draw:style-name="gr18" draw:text-style-name="P15" draw:layer="layout" svg:width="0.469cm" svg:height="0.467cm" svg:x="18.763cm" svg:y="5.799cm" svg:viewBox="0 0 470 468" draw:points="0,468 470,0">
          <text:p/>
        </draw:polygon>
        <draw:polygon draw:style-name="gr19" draw:text-style-name="P16" draw:layer="layout" svg:width="1.278cm" svg:height="0.746cm" svg:x="18.763cm" svg:y="5.799cm" svg:viewBox="0 0 1279 747" draw:points="0,467 820,747 1279,268 469,0">
          <text:p/>
        </draw:polygon>
        <draw:polygon draw:style-name="gr19" draw:text-style-name="P16" draw:layer="layout" svg:width="1.278cm" svg:height="0.746cm" svg:x="18.763cm" svg:y="5.799cm" svg:viewBox="0 0 1279 747" draw:points="0,467 820,747 1279,267 469,0">
          <text:p/>
        </draw:polygon>
        <draw:polygon draw:style-name="gr18" draw:text-style-name="P15" draw:layer="layout" svg:width="0.497cm" svg:height="3.054cm" svg:x="20.152cm" svg:y="2.896cm" svg:viewBox="0 0 498 3055" draw:points="0,3055 435,2600 498,0 45,420">
          <text:p/>
        </draw:polygon>
        <draw:polygon draw:style-name="gr18" draw:text-style-name="P15" draw:layer="layout" svg:width="0.458cm" svg:height="0.479cm" svg:x="19.583cm" svg:y="6.066cm" svg:viewBox="0 0 459 480" draw:points="0,480 459,1 459,0">
          <text:p/>
        </draw:polygon>
        <draw:polygon draw:style-name="gr17" draw:text-style-name="P14" draw:layer="layout" svg:width="0.851cm" svg:height="2.879cm" svg:x="19.346cm" svg:y="3.071cm" svg:viewBox="0 0 852 2880" draw:points="0,2615 807,2880 852,245 9,0">
          <text:p/>
        </draw:polygon>
        <draw:polygon draw:style-name="gr17" draw:text-style-name="P14" draw:layer="layout" svg:width="0.82cm" svg:height="0.279cm" svg:x="18.763cm" svg:y="6.266cm" svg:viewBox="0 0 821 280" draw:points="0,0 821,280">
          <text:p/>
        </draw:polygon>
        <draw:polygon draw:style-name="gr19" draw:text-style-name="P16" draw:layer="layout" svg:width="1.294cm" svg:height="0.655cm" svg:x="19.355cm" svg:y="2.661cm" svg:viewBox="0 0 1295 656" draw:points="0,411 843,656 1295,235 464,0">
          <text:p/>
        </draw:polygon>
        <draw:polygon draw:style-name="gr1" draw:text-style-name="P1" draw:layer="layout" svg:width="6.4cm" svg:height="6.672cm" svg:x="23.394cm" svg:y="0.478cm" svg:viewBox="0 0 6401 6673" draw:points="0,6673 6401,6673 6401,0 0,0">
          <text:p/>
        </draw:polygon>
        <draw:polygon draw:style-name="gr2" draw:text-style-name="P2" draw:layer="layout" svg:width="1.964cm" svg:height="4.761cm" svg:x="24.11cm" svg:y="0.914cm" svg:viewBox="0 0 1965 4762" draw:points="132,4762 1965,3127 1935,0 0,1471">
          <text:p/>
        </draw:polygon>
        <draw:polyline draw:style-name="gr3" draw:text-style-name="P3" draw:layer="layout" svg:width="1.964cm" svg:height="4.761cm" svg:x="24.11cm" svg:y="0.914cm" svg:viewBox="0 0 1965 4762" draw:points="132,4762 1965,3127 1935,0 0,1471">
          <text:p/>
        </draw:polyline>
        <draw:polygon draw:style-name="gr4" draw:text-style-name="P4" draw:layer="layout" svg:width="3.121cm" svg:height="4.04cm" svg:x="26.044cm" svg:y="0.914cm" svg:viewBox="0 0 3122 4041" draw:points="30,3127 2998,4041 3122,821 0,0">
          <text:p/>
        </draw:polygon>
        <draw:polyline draw:style-name="gr5" draw:text-style-name="P3" draw:layer="layout" svg:width="3.121cm" svg:height="4.04cm" svg:x="26.044cm" svg:y="0.914cm" svg:viewBox="0 0 3122 4041" draw:points="30,3127 2998,4041 3122,821 0,0">
          <text:p/>
        </draw:polyline>
        <draw:polygon draw:style-name="gr6" draw:text-style-name="P5" draw:layer="layout" svg:width="4.799cm" svg:height="2.7cm" svg:x="24.242cm" svg:y="4.04cm" svg:viewBox="0 0 4800 2701" draw:points="0,1636 3123,2701 4800,915 1832,0">
          <text:p/>
        </draw:polygon>
        <draw:polyline draw:style-name="gr7" draw:text-style-name="P3" draw:layer="layout" svg:width="4.799cm" svg:height="2.7cm" svg:x="24.242cm" svg:y="4.04cm" svg:viewBox="0 0 4800 2701" draw:points="0,1636 3123,2701 4800,915 1832,0">
          <text:p/>
        </draw:polyline>
        <draw:line draw:style-name="gr8" draw:text-style-name="P3" draw:layer="layout" svg:x1="24.242cm" svg:y1="5.675cm" svg:x2="27.365cm" svg:y2="6.741cm">
          <text:p/>
        </draw:line>
        <draw:polyline draw:style-name="gr9" draw:text-style-name="P3" draw:layer="layout" svg:width="1.806cm" svg:height="4.803cm" svg:x="24.784cm" svg:y="1.057cm" svg:viewBox="0 0 1807 4804" draw:points="0,4804 1807,3143 1802,0">
          <text:p/>
        </draw:polyline>
        <draw:polyline draw:style-name="gr9" draw:text-style-name="P3" draw:layer="layout" svg:width="1.802cm" svg:height="4.881cm" svg:x="25.768cm" svg:y="1.315cm" svg:viewBox="0 0 1803 4882" draw:points="0,4882 1759,3173 1803,0">
          <text:p/>
        </draw:polyline>
        <draw:polyline draw:style-name="gr9" draw:text-style-name="P3" draw:layer="layout" svg:width="1.802cm" svg:height="4.96cm" svg:x="26.781cm" svg:y="1.581cm" svg:viewBox="0 0 1803 4961" draw:points="0,4961 1708,3204 1803,0">
          <text:p/>
        </draw:polyline>
        <draw:line draw:style-name="gr8" draw:text-style-name="P3" draw:layer="layout" svg:x1="24.8cm" svg:y1="5.846cm" svg:x2="24.752cm" svg:y2="5.89cm">
          <text:p/>
        </draw:line>
        <draw:frame draw:style-name="gr10" draw:text-style-name="P7" draw:layer="layout" svg:width="0.984cm" svg:height="0.788cm" svg:x="21.641cm" svg:y="1.377cm">
          <draw:text-box>
            <text:p text:style-name="P6"><text:span text:style-name="T1">1.0</text:span></text:p>
          </draw:text-box>
        </draw:frame>
        <draw:line draw:style-name="gr8" draw:text-style-name="P3" draw:layer="layout" svg:x1="25.784cm" svg:y1="6.181cm" svg:x2="25.737cm" svg:y2="6.226cm">
          <text:p/>
        </draw:line>
        <draw:frame draw:style-name="gr10" draw:text-style-name="P7" draw:layer="layout" svg:width="0.705cm" svg:height="0.788cm" svg:x="24.574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26.797cm" svg:y1="6.526cm" svg:x2="26.751cm" svg:y2="6.573cm">
          <text:p/>
        </draw:line>
        <draw:frame draw:style-name="gr10" draw:text-style-name="P7" draw:layer="layout" svg:width="0.705cm" svg:height="0.788cm" svg:x="25.472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29.042cm" svg:y1="4.954cm" svg:x2="27.364cm" svg:y2="6.741cm">
          <text:p/>
        </draw:line>
        <draw:polyline draw:style-name="gr9" draw:text-style-name="P3" draw:layer="layout" svg:width="3.205cm" svg:height="4.296cm" svg:x="24.481cm" svg:y="2.102cm" svg:viewBox="0 0 3206 4297" draw:points="0,0 112,3262 3206,4297">
          <text:p/>
        </draw:polyline>
        <draw:polyline draw:style-name="gr9" draw:text-style-name="P3" draw:layer="layout" svg:width="3.12cm" svg:height="4.193cm" svg:x="25.115cm" svg:y="1.62cm" svg:viewBox="0 0 3121 4194" draw:points="0,0 77,3208 3121,4194">
          <text:p/>
        </draw:polyline>
        <draw:polyline draw:style-name="gr9" draw:text-style-name="P3" draw:layer="layout" svg:width="3.041cm" svg:height="4.094cm" svg:x="25.717cm" svg:y="1.162cm" svg:viewBox="0 0 3042 4095" draw:points="0,0 47,3156 3042,4095">
          <text:p/>
        </draw:polyline>
        <draw:line draw:style-name="gr8" draw:text-style-name="P3" draw:layer="layout" svg:x1="27.66cm" svg:y1="6.389cm" svg:x2="27.739cm" svg:y2="6.416cm">
          <text:p/>
        </draw:line>
        <draw:frame draw:style-name="gr10" draw:text-style-name="P7" draw:layer="layout" svg:width="0.705cm" svg:height="0.788cm" svg:x="26.503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28.21cm" svg:y1="5.804cm" svg:x2="28.287cm" svg:y2="5.83cm">
          <text:p/>
        </draw:line>
        <draw:frame draw:style-name="gr10" draw:text-style-name="P7" draw:layer="layout" svg:width="0.705cm" svg:height="0.788cm" svg:x="27.733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28.733cm" svg:y1="5.248cm" svg:x2="28.809cm" svg:y2="5.272cm">
          <text:p/>
        </draw:line>
        <draw:frame draw:style-name="gr10" draw:text-style-name="P7" draw:layer="layout" svg:width="0.705cm" svg:height="0.788cm" svg:x="28.193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29.041cm" svg:y1="4.955cm" svg:x2="29.166cm" svg:y2="1.735cm">
          <text:p/>
        </draw:line>
        <draw:polyline draw:style-name="gr9" draw:text-style-name="P3" draw:layer="layout" svg:width="4.804cm" svg:height="1.633cm" svg:x="24.24cm" svg:y="3.98cm" svg:viewBox="0 0 4805 1634" draw:points="4805,914 1833,0 0,1634">
          <text:p/>
        </draw:polyline>
        <draw:polyline draw:style-name="gr9" draw:text-style-name="P3" draw:layer="layout" svg:width="4.852cm" svg:height="1.603cm" svg:x="24.215cm" svg:y="3.403cm" svg:viewBox="0 0 4853 1604" draw:points="4853,897 1853,0 0,1604">
          <text:p/>
        </draw:polyline>
        <draw:polyline draw:style-name="gr9" draw:text-style-name="P3" draw:layer="layout" svg:width="4.9cm" svg:height="1.573cm" svg:x="24.19cm" svg:y="2.814cm" svg:viewBox="0 0 4901 1574" draw:points="4901,879 1872,0 0,1574">
          <text:p/>
        </draw:polyline>
        <draw:polyline draw:style-name="gr9" draw:text-style-name="P3" draw:layer="layout" svg:width="4.949cm" svg:height="1.542cm" svg:x="24.165cm" svg:y="2.214cm" svg:viewBox="0 0 4950 1543" draw:points="4950,862 1891,0 0,1543">
          <text:p/>
        </draw:polyline>
        <draw:polyline draw:style-name="gr9" draw:text-style-name="P3" draw:layer="layout" svg:width="4.999cm" svg:height="1.508cm" svg:x="24.139cm" svg:y="1.603cm" svg:viewBox="0 0 5000 1509" draw:points="5000,843 1911,0 0,1509">
          <text:p/>
        </draw:polyline>
        <draw:polyline draw:style-name="gr9" draw:text-style-name="P3" draw:layer="layout" svg:width="5.051cm" svg:height="1.473cm" svg:x="24.112cm" svg:y="0.98cm" svg:viewBox="0 0 5052 1474" draw:points="5052,822 1932,0 0,1474">
          <text:p/>
        </draw:polyline>
        <draw:line draw:style-name="gr8" draw:text-style-name="P3" draw:layer="layout" svg:x1="29.019cm" svg:y1="4.885cm" svg:x2="29.094cm" svg:y2="4.909cm">
          <text:p/>
        </draw:line>
        <draw:frame draw:style-name="gr10" draw:text-style-name="P7" draw:layer="layout" svg:width="0.705cm" svg:height="0.788cm" svg:x="28.732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29.042cm" svg:y1="4.291cm" svg:x2="29.118cm" svg:y2="4.315cm">
          <text:p/>
        </draw:line>
        <draw:line draw:style-name="gr8" draw:text-style-name="P3" draw:layer="layout" svg:x1="29.065cm" svg:y1="3.686cm" svg:x2="29.142cm" svg:y2="3.709cm">
          <text:p/>
        </draw:line>
        <draw:line draw:style-name="gr8" draw:text-style-name="P3" draw:layer="layout" svg:x1="29.088cm" svg:y1="3.068cm" svg:x2="29.166cm" svg:y2="3.091cm">
          <text:p/>
        </draw:line>
        <draw:line draw:style-name="gr8" draw:text-style-name="P3" draw:layer="layout" svg:x1="29.112cm" svg:y1="2.438cm" svg:x2="29.191cm" svg:y2="2.46cm">
          <text:p/>
        </draw:line>
        <draw:line draw:style-name="gr8" draw:text-style-name="P3" draw:layer="layout" svg:x1="29.137cm" svg:y1="1.795cm" svg:x2="29.216cm" svg:y2="1.817cm">
          <text:p/>
        </draw:line>
        <draw:frame draw:style-name="gr10" draw:text-style-name="P7" draw:layer="layout" svg:width="0.984cm" svg:height="0.788cm" svg:x="29.052cm" svg:y="4.463cm">
          <draw:text-box>
            <text:p text:style-name="P6"><text:span text:style-name="T1">0.0</text:span></text:p>
          </draw:text-box>
        </draw:frame>
        <draw:polygon draw:style-name="gr13" draw:text-style-name="P10" draw:layer="layout" svg:width="1.19cm" svg:height="0.639cm" svg:x="25.538cm" svg:y="4.126cm" svg:viewBox="0 0 1191 640" draw:points="0,402 751,640 1191,231 450,0">
          <text:p/>
        </draw:polygon>
        <draw:polygon draw:style-name="gr11" draw:text-style-name="P8" draw:layer="layout" svg:width="0.768cm" svg:height="2.524cm" svg:x="25.961cm" svg:y="1.832cm" svg:viewBox="0 0 769 2525" draw:points="26,2295 768,2525 769,212 0,0">
          <text:p/>
        </draw:polygon>
        <draw:polygon draw:style-name="gr12" draw:text-style-name="P9" draw:layer="layout" svg:width="0.492cm" svg:height="2.695cm" svg:x="25.495cm" svg:y="1.832cm" svg:viewBox="0 0 493 2696" draw:points="43,2696 493,2295 467,0 0,371">
          <text:p/>
        </draw:polygon>
        <draw:polygon draw:style-name="gr11" draw:text-style-name="P8" draw:layer="layout" svg:width="0.765cm" svg:height="0.859cm" svg:x="25.411cm" svg:y="4.011cm" svg:viewBox="0 0 766 860" draw:points="12,618 766,860 761,236 0,0">
          <text:p/>
        </draw:polygon>
        <draw:polygon draw:style-name="gr12" draw:text-style-name="P9" draw:layer="layout" svg:width="0.488cm" svg:height="1.039cm" svg:x="24.935cm" svg:y="4.011cm" svg:viewBox="0 0 489 1040" draw:points="18,1040 489,618 477,0 0,412">
          <text:p/>
        </draw:polygon>
        <draw:polygon draw:style-name="gr13" draw:text-style-name="P10" draw:layer="layout" svg:width="1.223cm" svg:height="0.671cm" svg:x="24.953cm" svg:y="4.629cm" svg:viewBox="0 0 1224 672" draw:points="0,422 763,672 1224,241 471,0">
          <text:p/>
        </draw:polygon>
        <draw:polygon draw:style-name="gr12" draw:text-style-name="P9" draw:layer="layout" svg:width="0.456cm" svg:height="2.721cm" svg:x="26.273cm" svg:y="2.044cm" svg:viewBox="0 0 457 2722" draw:points="15,2722 456,2313 457,0 0,380">
          <text:p/>
        </draw:polygon>
        <draw:polygon draw:style-name="gr11" draw:text-style-name="P8" draw:layer="layout" svg:width="0.793cm" svg:height="2.562cm" svg:x="25.495cm" svg:y="2.203cm" svg:viewBox="0 0 794 2563" draw:points="43,2325 794,2563 779,221 0,0">
          <text:p/>
        </draw:polygon>
        <draw:polygon draw:style-name="gr13" draw:text-style-name="P10" draw:layer="layout" svg:width="1.236cm" svg:height="0.658cm" svg:x="24.935cm" svg:y="4.011cm" svg:viewBox="0 0 1237 659" draw:points="0,413 771,659 1237,236 477,0">
          <text:p/>
        </draw:polygon>
        <draw:polygon draw:style-name="gr12" draw:text-style-name="P9" draw:layer="layout" svg:width="0.471cm" svg:height="1.053cm" svg:x="25.705cm" svg:y="4.247cm" svg:viewBox="0 0 472 1054" draw:points="10,1054 472,624 467,0 0,422">
          <text:p/>
        </draw:polygon>
        <draw:polygon draw:style-name="gr13" draw:text-style-name="P10" draw:layer="layout" svg:width="1.234cm" svg:height="0.592cm" svg:x="25.495cm" svg:y="1.832cm" svg:viewBox="0 0 1235 593" draw:points="0,372 778,593 1235,212 466,0">
          <text:p/>
        </draw:polygon>
        <draw:polygon draw:style-name="gr11" draw:text-style-name="P8" draw:layer="layout" svg:width="0.78cm" svg:height="0.877cm" svg:x="24.935cm" svg:y="4.423cm" svg:viewBox="0 0 781 878" draw:points="18,628 781,878 771,246 0,0">
          <text:p/>
        </draw:polygon>
        <draw:polygon draw:style-name="gr11" draw:text-style-name="P8" draw:layer="layout" svg:width="0.766cm" svg:height="0.315cm" svg:x="24.831cm" svg:y="5.095cm" svg:viewBox="0 0 767 316" draw:points="2,62 767,316 766,253 0,0">
          <text:p/>
        </draw:polygon>
        <draw:polygon draw:style-name="gr12" draw:text-style-name="P9" draw:layer="layout" svg:width="0.496cm" svg:height="0.503cm" svg:x="24.337cm" svg:y="5.095cm" svg:viewBox="0 0 497 504" draw:points="2,504 497,62 495,0 0,441">
          <text:p/>
        </draw:polygon>
        <draw:polygon draw:style-name="gr13" draw:text-style-name="P10" draw:layer="layout" svg:width="1.258cm" svg:height="0.704cm" svg:x="24.339cm" svg:y="5.157cm" svg:viewBox="0 0 1259 705" draw:points="0,442 775,705 1259,254 495,0">
          <text:p/>
        </draw:polygon>
        <draw:polygon draw:style-name="gr13" draw:text-style-name="P10" draw:layer="layout" svg:width="1.259cm" svg:height="0.702cm" svg:x="24.337cm" svg:y="5.095cm" svg:viewBox="0 0 1260 703" draw:points="0,441 775,703 1260,253 495,0">
          <text:p/>
        </draw:polygon>
        <draw:polygon draw:style-name="gr12" draw:text-style-name="P9" draw:layer="layout" svg:width="0.486cm" svg:height="0.514cm" svg:x="25.111cm" svg:y="5.347cm" svg:viewBox="0 0 487 515" draw:points="2,515 487,64 486,0 0,451">
          <text:p/>
        </draw:polygon>
        <draw:polygon draw:style-name="gr11" draw:text-style-name="P8" draw:layer="layout" svg:width="0.776cm" svg:height="0.326cm" svg:x="24.337cm" svg:y="5.535cm" svg:viewBox="0 0 777 327" draw:points="2,63 777,327 775,263 0,0">
          <text:p/>
        </draw:polygon>
        <draw:polygon draw:style-name="gr14" draw:text-style-name="P11" draw:layer="layout" svg:width="0.762cm" svg:height="0.241cm" svg:x="26.915cm" svg:y="4.409cm" svg:viewBox="0 0 763 242" draw:points="0,5 763,242 763,237 0,0">
          <text:p/>
        </draw:polygon>
        <draw:polygon draw:style-name="gr15" draw:text-style-name="P12" draw:layer="layout" svg:width="0.437cm" svg:height="0.417cm" svg:x="26.478cm" svg:y="4.409cm" svg:viewBox="0 0 438 418" draw:points="0,418 438,5 438,0 0,412">
          <text:p/>
        </draw:polygon>
        <draw:polygon draw:style-name="gr16" draw:text-style-name="P13" draw:layer="layout" svg:width="1.199cm" svg:height="0.657cm" svg:x="26.478cm" svg:y="4.414cm" svg:viewBox="0 0 1200 658" draw:points="0,412 772,658 1200,236 437,0">
          <text:p/>
        </draw:polygon>
        <draw:polygon draw:style-name="gr16" draw:text-style-name="P13" draw:layer="layout" svg:width="1.199cm" svg:height="0.656cm" svg:x="26.478cm" svg:y="4.409cm" svg:viewBox="0 0 1200 657" draw:points="0,411 773,657 1200,236 437,0">
          <text:p/>
        </draw:polygon>
        <draw:polygon draw:style-name="gr15" draw:text-style-name="P12" draw:layer="layout" svg:width="0.428cm" svg:height="0.426cm" svg:x="27.249cm" svg:y="4.645cm" svg:viewBox="0 0 429 427" draw:points="0,427 429,5 429,0 1,421">
          <text:p/>
        </draw:polygon>
        <draw:polygon draw:style-name="gr14" draw:text-style-name="P11" draw:layer="layout" svg:width="0.772cm" svg:height="0.251cm" svg:x="26.478cm" svg:y="4.82cm" svg:viewBox="0 0 773 252" draw:points="0,6 772,252 773,246 0,0">
          <text:p/>
        </draw:polygon>
        <draw:polygon draw:style-name="gr16" draw:text-style-name="P13" draw:layer="layout" svg:width="1.232cm" svg:height="0.689cm" svg:x="25.908cm" svg:y="4.931cm" svg:viewBox="0 0 1233 690" draw:points="0,433 785,690 1233,248 459,0">
          <text:p/>
        </draw:polygon>
        <draw:polygon draw:style-name="gr14" draw:text-style-name="P11" draw:layer="layout" svg:width="0.786cm" svg:height="0.259cm" svg:x="25.791cm" svg:y="5.474cm" svg:viewBox="0 0 787 260" draw:points="0,0 787,260">
          <text:p/>
        </draw:polygon>
        <draw:polygon draw:style-name="gr14" draw:text-style-name="P11" draw:layer="layout" svg:width="0.812cm" svg:height="3.336cm" svg:x="26.351cm" svg:y="1.842cm" svg:viewBox="0 0 813 3337" draw:points="16,3089 790,3337 813,224 0,0">
          <text:p/>
        </draw:polygon>
        <draw:polygon draw:style-name="gr15" draw:text-style-name="P12" draw:layer="layout" svg:width="0.482cm" svg:height="0.453cm" svg:x="25.309cm" svg:y="5.474cm" svg:viewBox="0 0 483 454" draw:points="0,454 483,0">
          <text:p/>
        </draw:polygon>
        <draw:polygon draw:style-name="gr15" draw:text-style-name="P12" draw:layer="layout" svg:width="0.499cm" svg:height="3.521cm" svg:x="25.868cm" svg:y="1.842cm" svg:viewBox="0 0 500 3522" draw:points="40,3522 500,3089 484,0 0,391">
          <text:p/>
        </draw:polygon>
        <draw:polygon draw:style-name="gr16" draw:text-style-name="P13" draw:layer="layout" svg:width="1.268cm" svg:height="0.724cm" svg:x="25.309cm" svg:y="5.474cm" svg:viewBox="0 0 1269 725" draw:points="0,453 797,725 1269,259 482,0">
          <text:p/>
        </draw:polygon>
        <draw:polygon draw:style-name="gr16" draw:text-style-name="P13" draw:layer="layout" svg:width="1.268cm" svg:height="0.724cm" svg:x="25.309cm" svg:y="5.474cm" svg:viewBox="0 0 1269 725" draw:points="0,453 797,725 1269,259 482,0">
          <text:p/>
        </draw:polygon>
        <draw:polygon draw:style-name="gr15" draw:text-style-name="P12" draw:layer="layout" svg:width="0.472cm" svg:height="0.465cm" svg:x="26.105cm" svg:y="5.733cm" svg:viewBox="0 0 473 466" draw:points="0,466 473,0">
          <text:p/>
        </draw:polygon>
        <draw:polygon draw:style-name="gr15" draw:text-style-name="P12" draw:layer="layout" svg:width="0.471cm" svg:height="3.554cm" svg:x="26.692cm" svg:y="2.066cm" svg:viewBox="0 0 472 3555" draw:points="0,3555 449,3112 472,0 0,400">
          <text:p/>
        </draw:polygon>
        <draw:polygon draw:style-name="gr14" draw:text-style-name="P11" draw:layer="layout" svg:width="0.796cm" svg:height="0.271cm" svg:x="25.309cm" svg:y="5.927cm" svg:viewBox="0 0 797 272" draw:points="0,0 797,272">
          <text:p/>
        </draw:polygon>
        <draw:polygon draw:style-name="gr14" draw:text-style-name="P11" draw:layer="layout" svg:width="0.824cm" svg:height="3.387cm" svg:x="25.868cm" svg:y="2.233cm" svg:viewBox="0 0 825 3388" draw:points="40,3131 825,3388 825,233 0,0">
          <text:p/>
        </draw:polygon>
        <draw:polygon draw:style-name="gr16" draw:text-style-name="P13" draw:layer="layout" svg:width="1.295cm" svg:height="0.624cm" svg:x="25.868cm" svg:y="1.842cm" svg:viewBox="0 0 1296 625" draw:points="0,392 825,625 1296,224 483,0">
          <text:p/>
        </draw:polygon>
        <draw:polygon draw:style-name="gr19" draw:text-style-name="P16" draw:layer="layout" svg:width="1.207cm" svg:height="0.676cm" svg:x="27.445cm" svg:y="4.709cm" svg:viewBox="0 0 1208 677" draw:points="0,425 793,677 1208,243 425,0">
          <text:p/>
        </draw:polygon>
        <draw:polygon draw:style-name="gr17" draw:text-style-name="P14" draw:layer="layout" svg:width="0.868cm" svg:height="2.904cm" svg:x="27.87cm" svg:y="2.048cm" svg:viewBox="0 0 869 2905" draw:points="0,2662 783,2905 869,222 51,0">
          <text:p/>
        </draw:polygon>
        <draw:polygon draw:style-name="gr18" draw:text-style-name="P15" draw:layer="layout" svg:width="0.476cm" svg:height="3.085cm" svg:x="27.445cm" svg:y="2.048cm" svg:viewBox="0 0 477 3086" draw:points="0,3086 426,2662 477,0 34,388">
          <text:p/>
        </draw:polygon>
        <draw:polygon draw:style-name="gr17" draw:text-style-name="P14" draw:layer="layout" svg:width="0.805cm" svg:height="0.635cm" svg:x="27.336cm" svg:y="4.86cm" svg:viewBox="0 0 806 636" draw:points="0,381 797,636 806,251 4,0">
          <text:p/>
        </draw:polygon>
        <draw:polygon draw:style-name="gr18" draw:text-style-name="P15" draw:layer="layout" svg:width="0.45cm" svg:height="0.825cm" svg:x="26.89cm" svg:y="4.86cm" svg:viewBox="0 0 451 826" draw:points="0,826 447,381 451,0 2,439">
          <text:p/>
        </draw:polygon>
        <draw:polygon draw:style-name="gr19" draw:text-style-name="P16" draw:layer="layout" svg:width="1.242cm" svg:height="0.709cm" svg:x="26.89cm" svg:y="5.241cm" svg:viewBox="0 0 1243 710" draw:points="0,445 807,710 1243,255 446,0">
          <text:p/>
        </draw:polygon>
        <draw:polygon draw:style-name="gr18" draw:text-style-name="P15" draw:layer="layout" svg:width="0.5cm" svg:height="3.115cm" svg:x="28.238cm" svg:y="2.27cm" svg:viewBox="0 0 501 3116" draw:points="0,3116 415,2683 501,0 70,397">
          <text:p/>
        </draw:polygon>
        <draw:polygon draw:style-name="gr19" draw:text-style-name="P16" draw:layer="layout" svg:width="1.249cm" svg:height="0.701cm" svg:x="26.892cm" svg:y="4.86cm" svg:viewBox="0 0 1250 702" draw:points="0,440 811,702 1250,251 448,0">
          <text:p/>
        </draw:polygon>
        <draw:polygon draw:style-name="gr17" draw:text-style-name="P14" draw:layer="layout" svg:width="0.862cm" svg:height="2.949cm" svg:x="27.445cm" svg:y="2.436cm" svg:viewBox="0 0 863 2950" draw:points="0,2698 794,2950 863,231 34,0">
          <text:p/>
        </draw:polygon>
        <draw:polygon draw:style-name="gr18" draw:text-style-name="P15" draw:layer="layout" svg:width="0.444cm" svg:height="0.839cm" svg:x="27.697cm" svg:y="5.111cm" svg:viewBox="0 0 445 840" draw:points="0,840 436,385 445,0 6,451">
          <text:p/>
        </draw:polygon>
        <draw:polygon draw:style-name="gr17" draw:text-style-name="P14" draw:layer="layout" svg:width="0.813cm" svg:height="0.651cm" svg:x="26.89cm" svg:y="5.299cm" svg:viewBox="0 0 814 652" draw:points="0,387 808,652 814,263 2,0">
          <text:p/>
        </draw:polygon>
        <draw:polygon draw:style-name="gr17" draw:text-style-name="P14" draw:layer="layout" svg:width="0.809cm" svg:height="0.27cm" svg:x="26.776cm" svg:y="5.797cm" svg:viewBox="0 0 810 271" draw:points="0,2 810,271 810,269 0,0">
          <text:p/>
        </draw:polygon>
        <draw:polygon draw:style-name="gr19" draw:text-style-name="P16" draw:layer="layout" svg:width="1.259cm" svg:height="0.619cm" svg:x="27.479cm" svg:y="2.048cm" svg:viewBox="0 0 1260 620" draw:points="0,389 828,620 1260,223 442,0">
          <text:p/>
        </draw:polygon>
        <draw:polygon draw:style-name="gr18" draw:text-style-name="P15" draw:layer="layout" svg:width="0.468cm" svg:height="0.469cm" svg:x="26.308cm" svg:y="5.797cm" svg:viewBox="0 0 469 470" draw:points="0,470 469,2 469,0 0,468">
          <text:p/>
        </draw:polygon>
        <draw:polygon draw:style-name="gr19" draw:text-style-name="P16" draw:layer="layout" svg:width="1.277cm" svg:height="0.746cm" svg:x="26.308cm" svg:y="5.799cm" svg:viewBox="0 0 1278 747" draw:points="0,467 820,747 1278,268 468,0">
          <text:p/>
        </draw:polygon>
        <draw:polygon draw:style-name="gr19" draw:text-style-name="P16" draw:layer="layout" svg:width="1.277cm" svg:height="0.746cm" svg:x="26.308cm" svg:y="5.797cm" svg:viewBox="0 0 1278 747" draw:points="0,467 820,747 1278,268 468,0">
          <text:p/>
        </draw:polygon>
        <draw:polygon draw:style-name="gr18" draw:text-style-name="P15" draw:layer="layout" svg:width="0.457cm" svg:height="0.48cm" svg:x="27.128cm" svg:y="6.065cm" svg:viewBox="0 0 458 481" draw:points="0,481 458,2 458,0 0,479">
          <text:p/>
        </draw:polygon>
        <draw:polygon draw:style-name="gr17" draw:text-style-name="P14" draw:layer="layout" svg:width="0.82cm" svg:height="0.281cm" svg:x="26.308cm" svg:y="6.264cm" svg:viewBox="0 0 821 282" draw:points="0,2 821,282 821,280 0,0">
          <text:p/>
        </draw:polygon>
        <draw:polygon draw:style-name="gr1" draw:text-style-name="P1" draw:layer="layout" svg:width="6.4cm" svg:height="6.672cm" svg:x="30.938cm" svg:y="0.478cm" svg:viewBox="0 0 6401 6673" draw:points="0,6673 6401,6673 6401,0 0,0">
          <text:p/>
        </draw:polygon>
        <draw:polygon draw:style-name="gr2" draw:text-style-name="P2" draw:layer="layout" svg:width="1.964cm" svg:height="4.761cm" svg:x="31.654cm" svg:y="0.914cm" svg:viewBox="0 0 1965 4762" draw:points="133,4762 1965,3127 1935,0 0,1471">
          <text:p/>
        </draw:polygon>
        <draw:polyline draw:style-name="gr3" draw:text-style-name="P3" draw:layer="layout" svg:width="1.964cm" svg:height="4.761cm" svg:x="31.654cm" svg:y="0.914cm" svg:viewBox="0 0 1965 4762" draw:points="133,4762 1965,3127 1935,0 0,1471">
          <text:p/>
        </draw:polyline>
        <draw:polygon draw:style-name="gr4" draw:text-style-name="P4" draw:layer="layout" svg:width="3.122cm" svg:height="4.04cm" svg:x="33.588cm" svg:y="0.914cm" svg:viewBox="0 0 3123 4041" draw:points="30,3127 2999,4041 3123,821 0,0">
          <text:p/>
        </draw:polygon>
        <draw:polyline draw:style-name="gr5" draw:text-style-name="P3" draw:layer="layout" svg:width="3.122cm" svg:height="4.04cm" svg:x="33.588cm" svg:y="0.914cm" svg:viewBox="0 0 3123 4041" draw:points="30,3127 2999,4041 3123,821 0,0">
          <text:p/>
        </draw:polyline>
        <draw:polygon draw:style-name="gr6" draw:text-style-name="P5" draw:layer="layout" svg:width="4.799cm" svg:height="2.7cm" svg:x="31.787cm" svg:y="4.04cm" svg:viewBox="0 0 4800 2701" draw:points="0,1636 3122,2701 4800,915 1831,0">
          <text:p/>
        </draw:polygon>
        <draw:polyline draw:style-name="gr7" draw:text-style-name="P3" draw:layer="layout" svg:width="4.799cm" svg:height="2.7cm" svg:x="31.787cm" svg:y="4.04cm" svg:viewBox="0 0 4800 2701" draw:points="0,1636 3122,2701 4800,915 1831,0">
          <text:p/>
        </draw:polyline>
        <draw:line draw:style-name="gr8" draw:text-style-name="P3" draw:layer="layout" svg:x1="31.787cm" svg:y1="5.675cm" svg:x2="34.91cm" svg:y2="6.741cm">
          <text:p/>
        </draw:line>
        <draw:polyline draw:style-name="gr9" draw:text-style-name="P3" draw:layer="layout" svg:width="1.806cm" svg:height="4.803cm" svg:x="32.328cm" svg:y="1.057cm" svg:viewBox="0 0 1807 4804" draw:points="0,4804 1807,3143 1803,0">
          <text:p/>
        </draw:polyline>
        <draw:polyline draw:style-name="gr9" draw:text-style-name="P3" draw:layer="layout" svg:width="1.802cm" svg:height="4.881cm" svg:x="33.312cm" svg:y="1.315cm" svg:viewBox="0 0 1803 4882" draw:points="0,4882 1760,3173 1803,0">
          <text:p/>
        </draw:polyline>
        <draw:polyline draw:style-name="gr9" draw:text-style-name="P3" draw:layer="layout" svg:width="1.802cm" svg:height="4.96cm" svg:x="34.325cm" svg:y="1.581cm" svg:viewBox="0 0 1803 4961" draw:points="0,4961 1709,3204 1803,0">
          <text:p/>
        </draw:polyline>
        <draw:line draw:style-name="gr8" draw:text-style-name="P3" draw:layer="layout" svg:x1="32.345cm" svg:y1="5.846cm" svg:x2="32.297cm" svg:y2="5.89cm">
          <text:p/>
        </draw:line>
        <draw:frame draw:style-name="gr10" draw:text-style-name="P7" draw:layer="layout" svg:width="0.984cm" svg:height="0.788cm" svg:x="29.186cm" svg:y="1.377cm">
          <draw:text-box>
            <text:p text:style-name="P6"><text:span text:style-name="T1">1.0</text:span></text:p>
          </draw:text-box>
        </draw:frame>
        <draw:line draw:style-name="gr8" draw:text-style-name="P3" draw:layer="layout" svg:x1="33.328cm" svg:y1="6.181cm" svg:x2="33.282cm" svg:y2="6.226cm">
          <text:p/>
        </draw:line>
        <draw:frame draw:style-name="gr10" draw:text-style-name="P7" draw:layer="layout" svg:width="0.705cm" svg:height="0.788cm" svg:x="32.119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34.341cm" svg:y1="6.526cm" svg:x2="34.296cm" svg:y2="6.573cm">
          <text:p/>
        </draw:line>
        <draw:frame draw:style-name="gr10" draw:text-style-name="P7" draw:layer="layout" svg:width="0.705cm" svg:height="0.788cm" svg:x="33.016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36.587cm" svg:y1="4.954cm" svg:x2="34.909cm" svg:y2="6.741cm">
          <text:p/>
        </draw:line>
        <draw:polyline draw:style-name="gr9" draw:text-style-name="P3" draw:layer="layout" svg:width="3.205cm" svg:height="4.296cm" svg:x="32.025cm" svg:y="2.102cm" svg:viewBox="0 0 3206 4297" draw:points="0,0 112,3262 3206,4297">
          <text:p/>
        </draw:polyline>
        <draw:polyline draw:style-name="gr9" draw:text-style-name="P3" draw:layer="layout" svg:width="3.121cm" svg:height="4.193cm" svg:x="32.659cm" svg:y="1.62cm" svg:viewBox="0 0 3122 4194" draw:points="0,0 78,3208 3122,4194">
          <text:p/>
        </draw:polyline>
        <draw:polyline draw:style-name="gr9" draw:text-style-name="P3" draw:layer="layout" svg:width="3.041cm" svg:height="4.094cm" svg:x="33.262cm" svg:y="1.162cm" svg:viewBox="0 0 3042 4095" draw:points="0,0 46,3156 3042,4095">
          <text:p/>
        </draw:polyline>
        <draw:line draw:style-name="gr8" draw:text-style-name="P3" draw:layer="layout" svg:x1="35.204cm" svg:y1="6.389cm" svg:x2="35.283cm" svg:y2="6.416cm">
          <text:p/>
        </draw:line>
        <draw:frame draw:style-name="gr10" draw:text-style-name="P7" draw:layer="layout" svg:width="0.705cm" svg:height="0.788cm" svg:x="34.047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35.755cm" svg:y1="5.804cm" svg:x2="35.832cm" svg:y2="5.83cm">
          <text:p/>
        </draw:line>
        <draw:frame draw:style-name="gr10" draw:text-style-name="P7" draw:layer="layout" svg:width="0.705cm" svg:height="0.788cm" svg:x="35.278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36.278cm" svg:y1="5.248cm" svg:x2="36.354cm" svg:y2="5.272cm">
          <text:p/>
        </draw:line>
        <draw:frame draw:style-name="gr10" draw:text-style-name="P7" draw:layer="layout" svg:width="0.705cm" svg:height="0.788cm" svg:x="35.738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36.586cm" svg:y1="4.955cm" svg:x2="36.711cm" svg:y2="1.735cm">
          <text:p/>
        </draw:line>
        <draw:polyline draw:style-name="gr9" draw:text-style-name="P3" draw:layer="layout" svg:width="4.804cm" svg:height="1.633cm" svg:x="31.784cm" svg:y="3.98cm" svg:viewBox="0 0 4805 1634" draw:points="4805,914 1834,0 0,1634">
          <text:p/>
        </draw:polyline>
        <draw:polyline draw:style-name="gr9" draw:text-style-name="P3" draw:layer="layout" svg:width="4.851cm" svg:height="1.603cm" svg:x="31.76cm" svg:y="3.403cm" svg:viewBox="0 0 4852 1604" draw:points="4852,897 1852,0 0,1604">
          <text:p/>
        </draw:polyline>
        <draw:polyline draw:style-name="gr9" draw:text-style-name="P3" draw:layer="layout" svg:width="4.899cm" svg:height="1.573cm" svg:x="31.735cm" svg:y="2.814cm" svg:viewBox="0 0 4900 1574" draw:points="4900,879 1873,0 0,1574">
          <text:p/>
        </draw:polyline>
        <draw:polyline draw:style-name="gr9" draw:text-style-name="P3" draw:layer="layout" svg:width="4.949cm" svg:height="1.542cm" svg:x="31.709cm" svg:y="2.214cm" svg:viewBox="0 0 4950 1543" draw:points="4950,862 1893,0 0,1543">
          <text:p/>
        </draw:polyline>
        <draw:polyline draw:style-name="gr9" draw:text-style-name="P3" draw:layer="layout" svg:width="4.999cm" svg:height="1.508cm" svg:x="31.683cm" svg:y="1.603cm" svg:viewBox="0 0 5000 1509" draw:points="5000,843 1913,0 0,1509">
          <text:p/>
        </draw:polyline>
        <draw:polyline draw:style-name="gr9" draw:text-style-name="P3" draw:layer="layout" svg:width="5.05cm" svg:height="1.473cm" svg:x="31.657cm" svg:y="0.98cm" svg:viewBox="0 0 5051 1474" draw:points="5051,822 1933,0 0,1474">
          <text:p/>
        </draw:polyline>
        <draw:line draw:style-name="gr8" draw:text-style-name="P3" draw:layer="layout" svg:x1="36.563cm" svg:y1="4.885cm" svg:x2="36.639cm" svg:y2="4.909cm">
          <text:p/>
        </draw:line>
        <draw:frame draw:style-name="gr10" draw:text-style-name="P7" draw:layer="layout" svg:width="0.705cm" svg:height="0.788cm" svg:x="36.276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36.586cm" svg:y1="4.291cm" svg:x2="36.662cm" svg:y2="4.315cm">
          <text:p/>
        </draw:line>
        <draw:line draw:style-name="gr8" draw:text-style-name="P3" draw:layer="layout" svg:x1="36.609cm" svg:y1="3.686cm" svg:x2="36.686cm" svg:y2="3.709cm">
          <text:p/>
        </draw:line>
        <draw:line draw:style-name="gr8" draw:text-style-name="P3" draw:layer="layout" svg:x1="36.633cm" svg:y1="3.068cm" svg:x2="36.71cm" svg:y2="3.091cm">
          <text:p/>
        </draw:line>
        <draw:line draw:style-name="gr8" draw:text-style-name="P3" draw:layer="layout" svg:x1="36.657cm" svg:y1="2.438cm" svg:x2="36.735cm" svg:y2="2.46cm">
          <text:p/>
        </draw:line>
        <draw:line draw:style-name="gr8" draw:text-style-name="P3" draw:layer="layout" svg:x1="36.681cm" svg:y1="1.795cm" svg:x2="36.761cm" svg:y2="1.817cm">
          <text:p/>
        </draw:line>
        <draw:frame draw:style-name="gr10" draw:text-style-name="P7" draw:layer="layout" svg:width="0.984cm" svg:height="0.788cm" svg:x="36.597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1cm" svg:height="0.254cm" svg:x="33.531cm" svg:y="4.102cm" svg:viewBox="0 0 742 255" draw:points="0,24 742,255 742,231 0,0">
          <text:p/>
        </draw:polygon>
        <draw:polygon draw:style-name="gr12" draw:text-style-name="P9" draw:layer="layout" svg:width="0.449cm" svg:height="0.425cm" svg:x="33.082cm" svg:y="4.102cm" svg:viewBox="0 0 450 426" draw:points="1,426 450,24 450,0 0,402">
          <text:p/>
        </draw:polygon>
        <draw:polygon draw:style-name="gr13" draw:text-style-name="P10" draw:layer="layout" svg:width="1.189cm" svg:height="0.639cm" svg:x="33.083cm" svg:y="4.126cm" svg:viewBox="0 0 1190 640" draw:points="0,402 750,640 1190,231 448,0">
          <text:p/>
        </draw:polygon>
        <draw:polygon draw:style-name="gr13" draw:text-style-name="P10" draw:layer="layout" svg:width="1.19cm" svg:height="0.639cm" svg:x="33.082cm" svg:y="4.102cm" svg:viewBox="0 0 1191 640" draw:points="0,402 751,640 1191,231 449,0">
          <text:p/>
        </draw:polygon>
        <draw:polygon draw:style-name="gr12" draw:text-style-name="P9" draw:layer="layout" svg:width="0.439cm" svg:height="0.433cm" svg:x="33.833cm" svg:y="4.332cm" svg:viewBox="0 0 440 434" draw:points="0,434 440,24 440,0 0,410">
          <text:p/>
        </draw:polygon>
        <draw:polygon draw:style-name="gr11" draw:text-style-name="P8" draw:layer="layout" svg:width="0.751cm" svg:height="0.262cm" svg:x="33.082cm" svg:y="4.503cm" svg:viewBox="0 0 752 263" draw:points="1,24 752,263 752,239 0,0">
          <text:p/>
        </draw:polygon>
        <draw:polygon draw:style-name="gr13" draw:text-style-name="P10" draw:layer="layout" svg:width="1.222cm" svg:height="0.671cm" svg:x="32.498cm" svg:y="4.629cm" svg:viewBox="0 0 1223 672" draw:points="0,422 761,672 1223,241 470,0">
          <text:p/>
        </draw:polygon>
        <draw:polygon draw:style-name="gr11" draw:text-style-name="P8" draw:layer="layout" svg:width="0.764cm" svg:height="0.254cm" svg:x="32.377cm" svg:y="5.156cm" svg:viewBox="0 0 765 255" draw:points="0,1 765,255 765,254 0,0">
          <text:p/>
        </draw:polygon>
        <draw:polygon draw:style-name="gr11" draw:text-style-name="P8" draw:layer="layout" svg:width="0.814cm" svg:height="3.278cm" svg:x="32.906cm" svg:y="1.592cm" svg:viewBox="0 0 815 3279" draw:points="63,3038 815,3279 790,218 0,0">
          <text:p/>
        </draw:polygon>
        <draw:polygon draw:style-name="gr12" draw:text-style-name="P9" draw:layer="layout" svg:width="0.494cm" svg:height="0.442cm" svg:x="31.883cm" svg:y="5.156cm" svg:viewBox="0 0 495 443" draw:points="0,443 495,1 495,0 0,442">
          <text:p/>
        </draw:polygon>
        <draw:polygon draw:style-name="gr12" draw:text-style-name="P9" draw:layer="layout" svg:width="0.557cm" svg:height="3.458cm" svg:x="32.411cm" svg:y="1.592cm" svg:viewBox="0 0 558 3459" draw:points="87,3459 558,3038 496,0 0,380">
          <text:p/>
        </draw:polygon>
        <draw:polygon draw:style-name="gr13" draw:text-style-name="P10" draw:layer="layout" svg:width="1.258cm" svg:height="0.704cm" svg:x="31.883cm" svg:y="5.157cm" svg:viewBox="0 0 1259 705" draw:points="0,442 775,705 1259,254 495,0">
          <text:p/>
        </draw:polygon>
        <draw:polygon draw:style-name="gr13" draw:text-style-name="P10" draw:layer="layout" svg:width="1.258cm" svg:height="0.704cm" svg:x="31.883cm" svg:y="5.156cm" svg:viewBox="0 0 1259 705" draw:points="0,442 775,705 1259,254 495,0">
          <text:p/>
        </draw:polygon>
        <draw:polygon draw:style-name="gr12" draw:text-style-name="P9" draw:layer="layout" svg:width="0.484cm" svg:height="0.452cm" svg:x="32.657cm" svg:y="5.409cm" svg:viewBox="0 0 485 453" draw:points="0,453 485,1 485,0 0,452">
          <text:p/>
        </draw:polygon>
        <draw:polygon draw:style-name="gr12" draw:text-style-name="P9" draw:layer="layout" svg:width="0.51cm" svg:height="3.491cm" svg:x="33.21cm" svg:y="1.809cm" svg:viewBox="0 0 511 3492" draw:points="49,3492 511,3061 486,0 0,389">
          <text:p/>
        </draw:polygon>
        <draw:polygon draw:style-name="gr11" draw:text-style-name="P8" draw:layer="layout" svg:width="0.774cm" svg:height="0.264cm" svg:x="31.883cm" svg:y="5.597cm" svg:viewBox="0 0 775 265" draw:points="0,1 775,265 775,264 0,0">
          <text:p/>
        </draw:polygon>
        <draw:polygon draw:style-name="gr11" draw:text-style-name="P8" draw:layer="layout" svg:width="0.848cm" svg:height="3.329cm" svg:x="32.411cm" svg:y="1.971cm" svg:viewBox="0 0 849 3330" draw:points="87,3080 849,3330 800,227 0,0">
          <text:p/>
        </draw:polygon>
        <draw:polygon draw:style-name="gr13" draw:text-style-name="P10" draw:layer="layout" svg:width="1.284cm" svg:height="0.606cm" svg:x="32.411cm" svg:y="1.592cm" svg:viewBox="0 0 1285 607" draw:points="0,379 800,607 1285,217 496,0">
          <text:p/>
        </draw:polygon>
        <draw:polygon draw:style-name="gr14" draw:text-style-name="P11" draw:layer="layout" svg:width="0.761cm" svg:height="0.243cm" svg:x="34.46cm" svg:y="4.407cm" svg:viewBox="0 0 762 244" draw:points="0,7 762,244 762,236 0,0">
          <text:p/>
        </draw:polygon>
        <draw:polygon draw:style-name="gr15" draw:text-style-name="P12" draw:layer="layout" svg:width="0.437cm" svg:height="0.419cm" svg:x="34.023cm" svg:y="4.407cm" svg:viewBox="0 0 438 420" draw:points="0,420 438,7 438,0 0,412">
          <text:p/>
        </draw:polygon>
        <draw:polygon draw:style-name="gr16" draw:text-style-name="P13" draw:layer="layout" svg:width="1.198cm" svg:height="0.657cm" svg:x="34.023cm" svg:y="4.414cm" svg:viewBox="0 0 1199 658" draw:points="0,412 772,658 1199,236 438,0">
          <text:p/>
        </draw:polygon>
        <draw:polygon draw:style-name="gr16" draw:text-style-name="P13" draw:layer="layout" svg:width="1.198cm" svg:height="0.656cm" svg:x="34.023cm" svg:y="4.407cm" svg:viewBox="0 0 1199 657" draw:points="0,411 772,657 1199,235 438,0">
          <text:p/>
        </draw:polygon>
        <draw:polygon draw:style-name="gr15" draw:text-style-name="P12" draw:layer="layout" svg:width="0.427cm" svg:height="0.429cm" svg:x="34.794cm" svg:y="4.642cm" svg:viewBox="0 0 428 430" draw:points="0,430 428,8 428,0 0,422">
          <text:p/>
        </draw:polygon>
        <draw:polygon draw:style-name="gr14" draw:text-style-name="P11" draw:layer="layout" svg:width="0.771cm" svg:height="0.253cm" svg:x="34.023cm" svg:y="4.818cm" svg:viewBox="0 0 772 254" draw:points="0,8 772,254 772,246 0,0">
          <text:p/>
        </draw:polygon>
        <draw:polygon draw:style-name="gr16" draw:text-style-name="P13" draw:layer="layout" svg:width="1.233cm" svg:height="0.689cm" svg:x="33.452cm" svg:y="4.931cm" svg:viewBox="0 0 1234 690" draw:points="0,433 785,690 1234,248 460,0">
          <text:p/>
        </draw:polygon>
        <draw:polygon draw:style-name="gr14" draw:text-style-name="P11" draw:layer="layout" svg:width="0.786cm" svg:height="0.259cm" svg:x="33.335cm" svg:y="5.474cm" svg:viewBox="0 0 787 260" draw:points="0,0 787,260">
          <text:p/>
        </draw:polygon>
        <draw:polygon draw:style-name="gr14" draw:text-style-name="P11" draw:layer="layout" svg:width="0.813cm" svg:height="3.333cm" svg:x="33.895cm" svg:y="1.845cm" svg:viewBox="0 0 814 3334" draw:points="16,3086 791,3334 814,223 0,0">
          <text:p/>
        </draw:polygon>
        <draw:polygon draw:style-name="gr15" draw:text-style-name="P12" draw:layer="layout" svg:width="0.482cm" svg:height="0.453cm" svg:x="32.853cm" svg:y="5.474cm" svg:viewBox="0 0 483 454" draw:points="0,454 483,0">
          <text:p/>
        </draw:polygon>
        <draw:polygon draw:style-name="gr15" draw:text-style-name="P12" draw:layer="layout" svg:width="0.498cm" svg:height="3.518cm" svg:x="33.413cm" svg:y="1.845cm" svg:viewBox="0 0 499 3519" draw:points="39,3519 499,3086 483,0 0,390">
          <text:p/>
        </draw:polygon>
        <draw:polygon draw:style-name="gr16" draw:text-style-name="P13" draw:layer="layout" svg:width="1.268cm" svg:height="0.724cm" svg:x="32.853cm" svg:y="5.474cm" svg:viewBox="0 0 1269 725" draw:points="0,453 798,725 1269,259 482,0">
          <text:p/>
        </draw:polygon>
        <draw:polygon draw:style-name="gr16" draw:text-style-name="P13" draw:layer="layout" svg:width="1.268cm" svg:height="0.724cm" svg:x="32.853cm" svg:y="5.474cm" svg:viewBox="0 0 1269 725" draw:points="0,453 798,725 1269,259 482,0">
          <text:p/>
        </draw:polygon>
        <draw:polygon draw:style-name="gr15" draw:text-style-name="P12" draw:layer="layout" svg:width="0.471cm" svg:height="0.465cm" svg:x="33.65cm" svg:y="5.733cm" svg:viewBox="0 0 472 466" draw:points="0,466 472,0">
          <text:p/>
        </draw:polygon>
        <draw:polygon draw:style-name="gr15" draw:text-style-name="P12" draw:layer="layout" svg:width="0.472cm" svg:height="3.552cm" svg:x="34.236cm" svg:y="2.068cm" svg:viewBox="0 0 473 3553" draw:points="0,3553 450,3110 473,0 1,400">
          <text:p/>
        </draw:polygon>
        <draw:polygon draw:style-name="gr14" draw:text-style-name="P11" draw:layer="layout" svg:width="0.797cm" svg:height="0.271cm" svg:x="32.853cm" svg:y="5.927cm" svg:viewBox="0 0 798 272" draw:points="0,0 798,272">
          <text:p/>
        </draw:polygon>
        <draw:polygon draw:style-name="gr14" draw:text-style-name="P11" draw:layer="layout" svg:width="0.824cm" svg:height="3.385cm" svg:x="33.413cm" svg:y="2.235cm" svg:viewBox="0 0 825 3386" draw:points="39,3129 824,3386 825,233 0,0">
          <text:p/>
        </draw:polygon>
        <draw:polygon draw:style-name="gr16" draw:text-style-name="P13" draw:layer="layout" svg:width="1.295cm" svg:height="0.623cm" svg:x="33.413cm" svg:y="1.845cm" svg:viewBox="0 0 1296 624" draw:points="0,391 824,624 1296,223 482,0">
          <text:p/>
        </draw:polygon>
        <draw:polygon draw:style-name="gr17" draw:text-style-name="P14" draw:layer="layout" svg:width="0.8cm" svg:height="0.796cm" svg:x="35.414cm" svg:y="4.156cm" svg:viewBox="0 0 801 797" draw:points="0,554 783,797 801,239 11,0">
          <text:p/>
        </draw:polygon>
        <draw:polygon draw:style-name="gr18" draw:text-style-name="P15" draw:layer="layout" svg:width="0.436cm" svg:height="0.977cm" svg:x="34.989cm" svg:y="4.156cm" svg:viewBox="0 0 437 978" draw:points="0,978 426,554 437,0 7,417">
          <text:p/>
        </draw:polygon>
        <draw:polygon draw:style-name="gr19" draw:text-style-name="P16" draw:layer="layout" svg:width="1.207cm" svg:height="0.676cm" svg:x="34.989cm" svg:y="4.709cm" svg:viewBox="0 0 1208 677" draw:points="0,425 794,677 1208,243 425,0">
          <text:p/>
        </draw:polygon>
        <draw:polygon draw:style-name="gr19" draw:text-style-name="P16" draw:layer="layout" svg:width="1.218cm" svg:height="0.664cm" svg:x="34.996cm" svg:y="4.156cm" svg:viewBox="0 0 1219 665" draw:points="0,417 801,665 1219,239 429,0">
          <text:p/>
        </draw:polygon>
        <draw:polygon draw:style-name="gr18" draw:text-style-name="P15" draw:layer="layout" svg:width="0.432cm" svg:height="0.991cm" svg:x="35.782cm" svg:y="4.394cm" svg:viewBox="0 0 433 992" draw:points="0,992 415,559 433,0 15,427">
          <text:p/>
        </draw:polygon>
        <draw:polygon draw:style-name="gr17" draw:text-style-name="P14" draw:layer="layout" svg:width="0.808cm" svg:height="0.813cm" svg:x="34.989cm" svg:y="4.572cm" svg:viewBox="0 0 809 814" draw:points="0,561 794,814 809,248 7,0">
          <text:p/>
        </draw:polygon>
        <draw:polygon draw:style-name="gr19" draw:text-style-name="P16" draw:layer="layout" svg:width="1.241cm" svg:height="0.709cm" svg:x="34.435cm" svg:y="5.241cm" svg:viewBox="0 0 1242 710" draw:points="0,445 806,710 1242,255 446,0">
          <text:p/>
        </draw:polygon>
        <draw:polygon draw:style-name="gr17" draw:text-style-name="P14" draw:layer="layout" svg:width="0.856cm" svg:height="2.768cm" svg:x="34.881cm" svg:y="2.727cm" svg:viewBox="0 0 857 2769" draw:points="0,2515 796,2769 857,236 27,0">
          <text:p/>
        </draw:polygon>
        <draw:polygon draw:style-name="gr17" draw:text-style-name="P14" draw:layer="layout" svg:width="0.809cm" svg:height="0.268cm" svg:x="34.321cm" svg:y="5.799cm" svg:viewBox="0 0 810 269" draw:points="0,0 810,269 810,268">
          <text:p/>
        </draw:polygon>
        <draw:polygon draw:style-name="gr18" draw:text-style-name="P15" draw:layer="layout" svg:width="0.473cm" svg:height="2.958cm" svg:x="34.435cm" svg:y="2.727cm" svg:viewBox="0 0 474 2959" draw:points="0,2959 447,2515 474,0 9,411">
          <text:p/>
        </draw:polygon>
        <draw:polygon draw:style-name="gr18" draw:text-style-name="P15" draw:layer="layout" svg:width="0.469cm" svg:height="0.467cm" svg:x="33.852cm" svg:y="5.799cm" svg:viewBox="0 0 470 468" draw:points="0,468 470,0">
          <text:p/>
        </draw:polygon>
        <draw:polygon draw:style-name="gr19" draw:text-style-name="P16" draw:layer="layout" svg:width="1.278cm" svg:height="0.746cm" svg:x="33.852cm" svg:y="5.799cm" svg:viewBox="0 0 1279 747" draw:points="0,467 820,747 1279,268 469,0">
          <text:p/>
        </draw:polygon>
        <draw:polygon draw:style-name="gr19" draw:text-style-name="P16" draw:layer="layout" svg:width="1.278cm" svg:height="0.745cm" svg:x="33.852cm" svg:y="5.799cm" svg:viewBox="0 0 1279 746" draw:points="0,467 820,746 1279,267 469,0">
          <text:p/>
        </draw:polygon>
        <draw:polygon draw:style-name="gr18" draw:text-style-name="P15" draw:layer="layout" svg:width="0.496cm" svg:height="2.987cm" svg:x="35.241cm" svg:y="2.963cm" svg:viewBox="0 0 497 2988" draw:points="0,2988 436,2533 497,0 44,421">
          <text:p/>
        </draw:polygon>
        <draw:polygon draw:style-name="gr17" draw:text-style-name="P14" draw:layer="layout" svg:width="0.85cm" svg:height="2.812cm" svg:x="34.435cm" svg:y="3.138cm" svg:viewBox="0 0 851 2813" draw:points="0,2548 807,2813 851,246 9,0">
          <text:p/>
        </draw:polygon>
        <draw:polygon draw:style-name="gr18" draw:text-style-name="P15" draw:layer="layout" svg:width="0.458cm" svg:height="0.479cm" svg:x="34.672cm" svg:y="6.066cm" svg:viewBox="0 0 459 480" draw:points="0,480 459,1 459,0 0,479">
          <text:p/>
        </draw:polygon>
        <draw:polygon draw:style-name="gr17" draw:text-style-name="P14" draw:layer="layout" svg:width="0.82cm" svg:height="0.279cm" svg:x="33.852cm" svg:y="6.266cm" svg:viewBox="0 0 821 280" draw:points="0,0 821,280 821,279">
          <text:p/>
        </draw:polygon>
        <draw:frame draw:style-name="gr10" draw:text-style-name="P7" draw:layer="layout" svg:width="0.984cm" svg:height="0.788cm" svg:x="36.73cm" svg:y="1.377cm">
          <draw:text-box>
            <text:p text:style-name="P6"><text:span text:style-name="T1">1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38.1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9T17:57:27.521177060</dc:date>
    <dc:creator>Edwin Simpson</dc:creator>
    <meta:editing-duration>PT57S</meta:editing-duration>
    <meta:editing-cycles>1</meta:editing-cycles>
    <meta:document-statistic meta:object-count="480"/>
    <meta:generator>LibreOffice/6.1.2.1$Linux_X86_64 LibreOffice_project/65905a128db06ba48db947242809d14d3f9a93fe</meta:generator>
  </office:meta>
</office:document-meta>
</file>